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uffered" table:style-name="ta1">
        <table:shapes>
          <draw:frame draw:z-index="0" draw:style-name="gr1" draw:text-style-name="P1" svg:width="988.21pt" svg:height="555.85pt" svg:x="420.75pt" svg:y="2.83pt">
            <draw:object draw:notify-on-update-of-ranges="buffered.A2:buffered.A401 buffered.B1:buffered.B1 buffered.B2:buffered.B401 buffered.A2:buffered.A401 buffered.C1:buffered.C1 buffered.C2:buffered.C401 buffered.A2:buffered.A401 buffered.D1:buffered.D1 buffered.D2:buffered.D401 buffered.A2:buffered.A401 buffered.E1:buffered.E1 buffered.E2:buffered.E4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input value</text:p>
          </table:table-cell>
          <table:table-cell office:value-type="string" calcext:value-type="string">
            <text:p>per10</text:p>
          </table:table-cell>
          <table:table-cell office:value-type="string" calcext:value-type="string">
            <text:p>per90</text:p>
          </table:table-cell>
          <table:table-cell office:value-type="string" calcext:value-type="string">
            <text:p>per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.60466028797962" calcext:value-type="float">
            <text:p>0.604660287979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40509088045012" calcext:value-type="float">
            <text:p>0.940509088045012</text:p>
          </table:table-cell>
          <table:table-cell office:value-type="float" office:value="0.60466028797962" calcext:value-type="float">
            <text:p>0.60466028797962</text:p>
          </table:table-cell>
          <table:table-cell table:number-columns-repeated="2" office:value-type="float" office:value="0.940509088045012" calcext:value-type="float">
            <text:p>0.9405090880450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6456005321849" calcext:value-type="float">
            <text:p>0.66456005321849</text:p>
          </table:table-cell>
          <table:table-cell office:value-type="float" office:value="0.60466028797962" calcext:value-type="float">
            <text:p>0.60466028797962</text:p>
          </table:table-cell>
          <table:table-cell table:number-columns-repeated="2" office:value-type="float" office:value="0.940509088045012" calcext:value-type="float">
            <text:p>0.9405090880450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43771418718698" calcext:value-type="float">
            <text:p>0.43771418718698</text:p>
          </table:table-cell>
          <table:table-cell table:number-columns-repeated="2" office:value-type="float" office:value="0.940509088045012" calcext:value-type="float">
            <text:p>0.9405090880450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.424637497071266" calcext:value-type="float">
            <text:p>0.424637497071266</text:p>
          </table:table-cell>
          <table:table-cell table:number-columns-repeated="2" office:value-type="float" office:value="0.940509088045012" calcext:value-type="float">
            <text:p>0.9405090880450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86823072867109" calcext:value-type="float">
            <text:p>0.686823072867109</text:p>
          </table:table-cell>
          <table:table-cell office:value-type="float" office:value="0.424637497071266" calcext:value-type="float">
            <text:p>0.424637497071266</text:p>
          </table:table-cell>
          <table:table-cell table:number-columns-repeated="2" office:value-type="float" office:value="0.940509088045012" calcext:value-type="float">
            <text:p>0.9405090880450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.0656370192174762" calcext:value-type="float">
            <text:p>0.065637019217476</text:p>
          </table:table-cell>
          <table:table-cell table:number-columns-repeated="2" office:value-type="float" office:value="0.940509088045012" calcext:value-type="float">
            <text:p>0.9405090880450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6519254732791" calcext:value-type="float">
            <text:p>0.156519254732791</text:p>
          </table:table-cell>
          <table:table-cell office:value-type="float" office:value="0.0656370192174762" calcext:value-type="float">
            <text:p>0.065637019217476</text:p>
          </table:table-cell>
          <table:table-cell table:number-columns-repeated="2" office:value-type="float" office:value="0.940509088045012" calcext:value-type="float">
            <text:p>0.9405090880450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0656370192174762" calcext:value-type="float">
            <text:p>0.065637019217476</text:p>
          </table:table-cell>
          <table:table-cell table:number-columns-repeated="2" office:value-type="float" office:value="0.940509088045012" calcext:value-type="float">
            <text:p>0.9405090880450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00911860585287" calcext:value-type="float">
            <text:p>0.300911860585287</text:p>
          </table:table-cell>
          <table:table-cell office:value-type="float" office:value="0.0969695189144846" calcext:value-type="float">
            <text:p>0.096969518914485</text:p>
          </table:table-cell>
          <table:table-cell table:number-columns-repeated="2" office:value-type="float" office:value="0.940509088045012" calcext:value-type="float">
            <text:p>0.9405090880450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15212628502065" calcext:value-type="float">
            <text:p>0.515212628502065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686823072867109" calcext:value-type="float">
            <text:p>0.686823072867109</text:p>
          </table:table-cell>
          <table:table-cell office:value-type="float" office:value="0.940509088045012" calcext:value-type="float">
            <text:p>0.9405090880450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13639960990097" calcext:value-type="float">
            <text:p>0.813639960990097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13639960990097" calcext:value-type="float">
            <text:p>0.813639960990097</text:p>
          </table:table-cell>
          <table:table-cell office:value-type="float" office:value="0.940509088045012" calcext:value-type="float">
            <text:p>0.9405090880450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14263872582375" calcext:value-type="float">
            <text:p>0.214263872582375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13639960990097" calcext:value-type="float">
            <text:p>0.813639960990097</text:p>
          </table:table-cell>
          <table:table-cell office:value-type="float" office:value="0.940509088045012" calcext:value-type="float">
            <text:p>0.9405090880450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80657189299686" calcext:value-type="float">
            <text:p>0.380657189299686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13639960990097" calcext:value-type="float">
            <text:p>0.813639960990097</text:p>
          </table:table-cell>
          <table:table-cell office:value-type="float" office:value="0.940509088045012" calcext:value-type="float">
            <text:p>0.9405090880450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1805817433033" calcext:value-type="float">
            <text:p>0.31805817433033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13639960990097" calcext:value-type="float">
            <text:p>0.813639960990097</text:p>
          </table:table-cell>
          <table:table-cell office:value-type="float" office:value="0.940509088045012" calcext:value-type="float">
            <text:p>0.9405090880450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68889844902423" calcext:value-type="float">
            <text:p>0.468889844902423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13639960990097" calcext:value-type="float">
            <text:p>0.813639960990097</text:p>
          </table:table-cell>
          <table:table-cell office:value-type="float" office:value="0.940509088045012" calcext:value-type="float">
            <text:p>0.9405090880450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83034151180445" calcext:value-type="float">
            <text:p>0.283034151180445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13639960990097" calcext:value-type="float">
            <text:p>0.813639960990097</text:p>
          </table:table-cell>
          <table:table-cell office:value-type="float" office:value="0.940509088045012" calcext:value-type="float">
            <text:p>0.9405090880450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93101857336816" calcext:value-type="float">
            <text:p>0.293101857336816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13639960990097" calcext:value-type="float">
            <text:p>0.813639960990097</text:p>
          </table:table-cell>
          <table:table-cell office:value-type="float" office:value="0.940509088045012" calcext:value-type="float">
            <text:p>0.9405090880450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79084675920216" calcext:value-type="float">
            <text:p>0.679084675920216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13639960990097" calcext:value-type="float">
            <text:p>0.813639960990097</text:p>
          </table:table-cell>
          <table:table-cell office:value-type="float" office:value="0.940509088045012" calcext:value-type="float">
            <text:p>0.9405090880450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18553052592764" calcext:value-type="float">
            <text:p>0.218553052592764</text:p>
          </table:table-cell>
          <table:table-cell office:value-type="float" office:value="0.156519254732791" calcext:value-type="float">
            <text:p>0.156519254732791</text:p>
          </table:table-cell>
          <table:table-cell office:value-type="float" office:value="0.813639960990097" calcext:value-type="float">
            <text:p>0.813639960990097</text:p>
          </table:table-cell>
          <table:table-cell office:value-type="float" office:value="0.940509088045012" calcext:value-type="float">
            <text:p>0.9405090880450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03186876647323" calcext:value-type="float">
            <text:p>0.203186876647323</text:p>
          </table:table-cell>
          <table:table-cell office:value-type="float" office:value="0.156519254732791" calcext:value-type="float">
            <text:p>0.156519254732791</text:p>
          </table:table-cell>
          <table:table-cell office:value-type="float" office:value="0.686823072867109" calcext:value-type="float">
            <text:p>0.686823072867109</text:p>
          </table:table-cell>
          <table:table-cell office:value-type="float" office:value="0.940509088045012" calcext:value-type="float">
            <text:p>0.9405090880450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60871416856906" calcext:value-type="float">
            <text:p>0.360871416856906</text:p>
          </table:table-cell>
          <table:table-cell office:value-type="float" office:value="0.156519254732791" calcext:value-type="float">
            <text:p>0.156519254732791</text:p>
          </table:table-cell>
          <table:table-cell office:value-type="float" office:value="0.686823072867109" calcext:value-type="float">
            <text:p>0.686823072867109</text:p>
          </table:table-cell>
          <table:table-cell office:value-type="float" office:value="0.940509088045012" calcext:value-type="float">
            <text:p>0.9405090880450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70673276071023" calcext:value-type="float">
            <text:p>0.570673276071023</text:p>
          </table:table-cell>
          <table:table-cell office:value-type="float" office:value="0.156519254732791" calcext:value-type="float">
            <text:p>0.156519254732791</text:p>
          </table:table-cell>
          <table:table-cell office:value-type="float" office:value="0.686823072867109" calcext:value-type="float">
            <text:p>0.686823072867109</text:p>
          </table:table-cell>
          <table:table-cell office:value-type="float" office:value="0.940509088045012" calcext:value-type="float">
            <text:p>0.9405090880450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62491437447886" calcext:value-type="float">
            <text:p>0.862491437447886</text:p>
          </table:table-cell>
          <table:table-cell office:value-type="float" office:value="0.156519254732791" calcext:value-type="float">
            <text:p>0.156519254732791</text:p>
          </table:table-cell>
          <table:table-cell office:value-type="float" office:value="0.813639960990097" calcext:value-type="float">
            <text:p>0.813639960990097</text:p>
          </table:table-cell>
          <table:table-cell office:value-type="float" office:value="0.940509088045012" calcext:value-type="float">
            <text:p>0.9405090880450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93114244553858" calcext:value-type="float">
            <text:p>0.293114244553858</text:p>
          </table:table-cell>
          <table:table-cell office:value-type="float" office:value="0.156519254732791" calcext:value-type="float">
            <text:p>0.156519254732791</text:p>
          </table:table-cell>
          <table:table-cell office:value-type="float" office:value="0.813639960990097" calcext:value-type="float">
            <text:p>0.813639960990097</text:p>
          </table:table-cell>
          <table:table-cell office:value-type="float" office:value="0.940509088045012" calcext:value-type="float">
            <text:p>0.9405090880450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97082563556292" calcext:value-type="float">
            <text:p>0.297082563556292</text:p>
          </table:table-cell>
          <table:table-cell office:value-type="float" office:value="0.156519254732791" calcext:value-type="float">
            <text:p>0.156519254732791</text:p>
          </table:table-cell>
          <table:table-cell office:value-type="float" office:value="0.813639960990097" calcext:value-type="float">
            <text:p>0.813639960990097</text:p>
          </table:table-cell>
          <table:table-cell office:value-type="float" office:value="0.940509088045012" calcext:value-type="float">
            <text:p>0.9405090880450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52573035551612" calcext:value-type="float">
            <text:p>0.752573035551612</text:p>
          </table:table-cell>
          <table:table-cell office:value-type="float" office:value="0.156519254732791" calcext:value-type="float">
            <text:p>0.156519254732791</text:p>
          </table:table-cell>
          <table:table-cell office:value-type="float" office:value="0.813639960990097" calcext:value-type="float">
            <text:p>0.813639960990097</text:p>
          </table:table-cell>
          <table:table-cell office:value-type="float" office:value="0.940509088045012" calcext:value-type="float">
            <text:p>0.9405090880450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06582661913699" calcext:value-type="float">
            <text:p>0.206582661913699</text:p>
          </table:table-cell>
          <table:table-cell office:value-type="float" office:value="0.156519254732791" calcext:value-type="float">
            <text:p>0.156519254732791</text:p>
          </table:table-cell>
          <table:table-cell office:value-type="float" office:value="0.813639960990097" calcext:value-type="float">
            <text:p>0.813639960990097</text:p>
          </table:table-cell>
          <table:table-cell office:value-type="float" office:value="0.940509088045012" calcext:value-type="float">
            <text:p>0.9405090880450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65335013001561" calcext:value-type="float">
            <text:p>0.865335013001561</text:p>
          </table:table-cell>
          <table:table-cell office:value-type="float" office:value="0.156519254732791" calcext:value-type="float">
            <text:p>0.156519254732791</text:p>
          </table:table-cell>
          <table:table-cell office:value-type="float" office:value="0.862491437447886" calcext:value-type="float">
            <text:p>0.862491437447886</text:p>
          </table:table-cell>
          <table:table-cell office:value-type="float" office:value="0.940509088045012" calcext:value-type="float">
            <text:p>0.9405090880450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96719165746635" calcext:value-type="float">
            <text:p>0.696719165746635</text:p>
          </table:table-cell>
          <table:table-cell office:value-type="float" office:value="0.203186876647323" calcext:value-type="float">
            <text:p>0.203186876647323</text:p>
          </table:table-cell>
          <table:table-cell office:value-type="float" office:value="0.862491437447886" calcext:value-type="float">
            <text:p>0.862491437447886</text:p>
          </table:table-cell>
          <table:table-cell office:value-type="float" office:value="0.940509088045012" calcext:value-type="float">
            <text:p>0.9405090880450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3820306050001" calcext:value-type="float">
            <text:p>0.523820306050001</text:p>
          </table:table-cell>
          <table:table-cell office:value-type="float" office:value="0.203186876647323" calcext:value-type="float">
            <text:p>0.203186876647323</text:p>
          </table:table-cell>
          <table:table-cell office:value-type="float" office:value="0.813639960990097" calcext:value-type="float">
            <text:p>0.813639960990097</text:p>
          </table:table-cell>
          <table:table-cell office:value-type="float" office:value="0.940509088045012" calcext:value-type="float">
            <text:p>0.9405090880450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830308332589" calcext:value-type="float">
            <text:p>0.02830308332589</text:p>
          </table:table-cell>
          <table:table-cell office:value-type="float" office:value="0.156519254732791" calcext:value-type="float">
            <text:p>0.156519254732791</text:p>
          </table:table-cell>
          <table:table-cell office:value-type="float" office:value="0.813639960990097" calcext:value-type="float">
            <text:p>0.813639960990097</text:p>
          </table:table-cell>
          <table:table-cell office:value-type="float" office:value="0.940509088045012" calcext:value-type="float">
            <text:p>0.9405090880450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58328277745128" calcext:value-type="float">
            <text:p>0.158328277745128</text:p>
          </table:table-cell>
          <table:table-cell office:value-type="float" office:value="0.156519254732791" calcext:value-type="float">
            <text:p>0.156519254732791</text:p>
          </table:table-cell>
          <table:table-cell office:value-type="float" office:value="0.813639960990097" calcext:value-type="float">
            <text:p>0.813639960990097</text:p>
          </table:table-cell>
          <table:table-cell office:value-type="float" office:value="0.940509088045012" calcext:value-type="float">
            <text:p>0.9405090880450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07253439545515" calcext:value-type="float">
            <text:p>0.607253439545515</text:p>
          </table:table-cell>
          <table:table-cell office:value-type="float" office:value="0.156519254732791" calcext:value-type="float">
            <text:p>0.156519254732791</text:p>
          </table:table-cell>
          <table:table-cell office:value-type="float" office:value="0.813639960990097" calcext:value-type="float">
            <text:p>0.813639960990097</text:p>
          </table:table-cell>
          <table:table-cell office:value-type="float" office:value="0.940509088045012" calcext:value-type="float">
            <text:p>0.9405090880450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75241618860578" calcext:value-type="float">
            <text:p>0.975241618860578</text:p>
          </table:table-cell>
          <table:table-cell office:value-type="float" office:value="0.156519254732791" calcext:value-type="float">
            <text:p>0.156519254732791</text:p>
          </table:table-cell>
          <table:table-cell office:value-type="float" office:value="0.862491437447886" calcext:value-type="float">
            <text:p>0.862491437447886</text:p>
          </table:table-cell>
          <table:table-cell office:value-type="float" office:value="0.975241618860578" calcext:value-type="float">
            <text:p>0.97524161886057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79453623373872" calcext:value-type="float">
            <text:p>0.079453623373872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62491437447886" calcext:value-type="float">
            <text:p>0.862491437447886</text:p>
          </table:table-cell>
          <table:table-cell office:value-type="float" office:value="0.975241618860578" calcext:value-type="float">
            <text:p>0.9752416188605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94808597683063" calcext:value-type="float">
            <text:p>0.594808597683063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62491437447886" calcext:value-type="float">
            <text:p>0.862491437447886</text:p>
          </table:table-cell>
          <table:table-cell office:value-type="float" office:value="0.975241618860578" calcext:value-type="float">
            <text:p>0.97524161886057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591206513138753" calcext:value-type="float">
            <text:p>0.059120651313875</text:p>
          </table:table-cell>
          <table:table-cell office:value-type="float" office:value="0.079453623373872" calcext:value-type="float">
            <text:p>0.079453623373872</text:p>
          </table:table-cell>
          <table:table-cell office:value-type="float" office:value="0.862491437447886" calcext:value-type="float">
            <text:p>0.862491437447886</text:p>
          </table:table-cell>
          <table:table-cell office:value-type="float" office:value="0.975241618860578" calcext:value-type="float">
            <text:p>0.97524161886057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92024587353112" calcext:value-type="float">
            <text:p>0.692024587353112</text:p>
          </table:table-cell>
          <table:table-cell office:value-type="float" office:value="0.079453623373872" calcext:value-type="float">
            <text:p>0.079453623373872</text:p>
          </table:table-cell>
          <table:table-cell office:value-type="float" office:value="0.862491437447886" calcext:value-type="float">
            <text:p>0.862491437447886</text:p>
          </table:table-cell>
          <table:table-cell office:value-type="float" office:value="0.975241618860578" calcext:value-type="float">
            <text:p>0.9752416188605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0152268100656" calcext:value-type="float">
            <text:p>0.30152268100656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62491437447886" calcext:value-type="float">
            <text:p>0.862491437447886</text:p>
          </table:table-cell>
          <table:table-cell office:value-type="float" office:value="0.975241618860578" calcext:value-type="float">
            <text:p>0.97524161886057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73266238182705" calcext:value-type="float">
            <text:p>0.173266238182705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13639960990097" calcext:value-type="float">
            <text:p>0.813639960990097</text:p>
          </table:table-cell>
          <table:table-cell office:value-type="float" office:value="0.975241618860578" calcext:value-type="float">
            <text:p>0.97524161886057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1099855008735" calcext:value-type="float">
            <text:p>0.541099855008735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13639960990097" calcext:value-type="float">
            <text:p>0.813639960990097</text:p>
          </table:table-cell>
          <table:table-cell office:value-type="float" office:value="0.975241618860578" calcext:value-type="float">
            <text:p>0.97524161886057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4155573000885" calcext:value-type="float">
            <text:p>0.544155573000885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13639960990097" calcext:value-type="float">
            <text:p>0.813639960990097</text:p>
          </table:table-cell>
          <table:table-cell office:value-type="float" office:value="0.975241618860578" calcext:value-type="float">
            <text:p>0.97524161886057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78507621816109" calcext:value-type="float">
            <text:p>0.278507621816109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13639960990097" calcext:value-type="float">
            <text:p>0.813639960990097</text:p>
          </table:table-cell>
          <table:table-cell office:value-type="float" office:value="0.975241618860578" calcext:value-type="float">
            <text:p>0.9752416188605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23152201571828" calcext:value-type="float">
            <text:p>0.423152201571828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13639960990097" calcext:value-type="float">
            <text:p>0.813639960990097</text:p>
          </table:table-cell>
          <table:table-cell office:value-type="float" office:value="0.975241618860578" calcext:value-type="float">
            <text:p>0.9752416188605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30585715350705" calcext:value-type="float">
            <text:p>0.530585715350705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13639960990097" calcext:value-type="float">
            <text:p>0.813639960990097</text:p>
          </table:table-cell>
          <table:table-cell office:value-type="float" office:value="0.975241618860578" calcext:value-type="float">
            <text:p>0.9752416188605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25354050051506" calcext:value-type="float">
            <text:p>0.25354050051506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13639960990097" calcext:value-type="float">
            <text:p>0.813639960990097</text:p>
          </table:table-cell>
          <table:table-cell office:value-type="float" office:value="0.975241618860578" calcext:value-type="float">
            <text:p>0.97524161886057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82080994964925" calcext:value-type="float">
            <text:p>0.282080994964925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13639960990097" calcext:value-type="float">
            <text:p>0.813639960990097</text:p>
          </table:table-cell>
          <table:table-cell office:value-type="float" office:value="0.975241618860578" calcext:value-type="float">
            <text:p>0.97524161886057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788604915019345" calcext:value-type="float">
            <text:p>0.788604915019345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13639960990097" calcext:value-type="float">
            <text:p>0.813639960990097</text:p>
          </table:table-cell>
          <table:table-cell office:value-type="float" office:value="0.975241618860578" calcext:value-type="float">
            <text:p>0.9752416188605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61805480480317" calcext:value-type="float">
            <text:p>0.361805480480317</text:p>
          </table:table-cell>
          <table:table-cell office:value-type="float" office:value="0.156519254732791" calcext:value-type="float">
            <text:p>0.156519254732791</text:p>
          </table:table-cell>
          <table:table-cell office:value-type="float" office:value="0.813639960990097" calcext:value-type="float">
            <text:p>0.813639960990097</text:p>
          </table:table-cell>
          <table:table-cell office:value-type="float" office:value="0.975241618860578" calcext:value-type="float">
            <text:p>0.97524161886057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880543122741617" calcext:value-type="float">
            <text:p>0.880543122741617</text:p>
          </table:table-cell>
          <table:table-cell office:value-type="float" office:value="0.156519254732791" calcext:value-type="float">
            <text:p>0.156519254732791</text:p>
          </table:table-cell>
          <table:table-cell office:value-type="float" office:value="0.813639960990097" calcext:value-type="float">
            <text:p>0.813639960990097</text:p>
          </table:table-cell>
          <table:table-cell office:value-type="float" office:value="0.975241618860578" calcext:value-type="float">
            <text:p>0.97524161886057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97112260639771" calcext:value-type="float">
            <text:p>0.297112260639771</text:p>
          </table:table-cell>
          <table:table-cell office:value-type="float" office:value="0.156519254732791" calcext:value-type="float">
            <text:p>0.156519254732791</text:p>
          </table:table-cell>
          <table:table-cell office:value-type="float" office:value="0.813639960990097" calcext:value-type="float">
            <text:p>0.813639960990097</text:p>
          </table:table-cell>
          <table:table-cell office:value-type="float" office:value="0.975241618860578" calcext:value-type="float">
            <text:p>0.97524161886057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156519254732791" calcext:value-type="float">
            <text:p>0.156519254732791</text:p>
          </table:table-cell>
          <table:table-cell office:value-type="float" office:value="0.862491437447886" calcext:value-type="float">
            <text:p>0.862491437447886</text:p>
          </table:table-cell>
          <table:table-cell office:value-type="float" office:value="0.975241618860578" calcext:value-type="float">
            <text:p>0.97524161886057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.0974546183991166" calcext:value-type="float">
            <text:p>0.097454618399117</text:p>
          </table:table-cell>
          <table:table-cell office:value-type="float" office:value="0.862491437447886" calcext:value-type="float">
            <text:p>0.862491437447886</text:p>
          </table:table-cell>
          <table:table-cell office:value-type="float" office:value="0.975241618860578" calcext:value-type="float">
            <text:p>0.97524161886057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76916868586262" calcext:value-type="float">
            <text:p>0.976916868586262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65335013001561" calcext:value-type="float">
            <text:p>0.865335013001561</text:p>
          </table:table-cell>
          <table:table-cell office:value-type="float" office:value="0.976916868586262" calcext:value-type="float">
            <text:p>0.97691686858626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74290998949843" calcext:value-type="float">
            <text:p>0.074290998949843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65335013001561" calcext:value-type="float">
            <text:p>0.865335013001561</text:p>
          </table:table-cell>
          <table:table-cell office:value-type="float" office:value="0.976916868586262" calcext:value-type="float">
            <text:p>0.97691686858626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222289417006788" calcext:value-type="float">
            <text:p>0.222289417006788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65335013001561" calcext:value-type="float">
            <text:p>0.865335013001561</text:p>
          </table:table-cell>
          <table:table-cell office:value-type="float" office:value="0.976916868586262" calcext:value-type="float">
            <text:p>0.97691686858626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81078312392571" calcext:value-type="float">
            <text:p>0.681078312392571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65335013001561" calcext:value-type="float">
            <text:p>0.865335013001561</text:p>
          </table:table-cell>
          <table:table-cell office:value-type="float" office:value="0.976916868586262" calcext:value-type="float">
            <text:p>0.97691686858626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241515088547153" calcext:value-type="float">
            <text:p>0.241515088547153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65335013001561" calcext:value-type="float">
            <text:p>0.865335013001561</text:p>
          </table:table-cell>
          <table:table-cell office:value-type="float" office:value="0.976916868586262" calcext:value-type="float">
            <text:p>0.9769168685862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11522444310525" calcext:value-type="float">
            <text:p>0.311522444310525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65335013001561" calcext:value-type="float">
            <text:p>0.865335013001561</text:p>
          </table:table-cell>
          <table:table-cell office:value-type="float" office:value="0.976916868586262" calcext:value-type="float">
            <text:p>0.9769168685862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32846428518434" calcext:value-type="float">
            <text:p>0.932846428518434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65335013001561" calcext:value-type="float">
            <text:p>0.865335013001561</text:p>
          </table:table-cell>
          <table:table-cell office:value-type="float" office:value="0.976916868586262" calcext:value-type="float">
            <text:p>0.97691686858626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741848959991823" calcext:value-type="float">
            <text:p>0.741848959991823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65335013001561" calcext:value-type="float">
            <text:p>0.865335013001561</text:p>
          </table:table-cell>
          <table:table-cell office:value-type="float" office:value="0.976916868586262" calcext:value-type="float">
            <text:p>0.9769168685862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01055042652661" calcext:value-type="float">
            <text:p>0.801055042652661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65335013001561" calcext:value-type="float">
            <text:p>0.865335013001561</text:p>
          </table:table-cell>
          <table:table-cell office:value-type="float" office:value="0.976916868586262" calcext:value-type="float">
            <text:p>0.9769168685862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30231477294808" calcext:value-type="float">
            <text:p>0.730231477294808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65335013001561" calcext:value-type="float">
            <text:p>0.865335013001561</text:p>
          </table:table-cell>
          <table:table-cell office:value-type="float" office:value="0.976916868586262" calcext:value-type="float">
            <text:p>0.97691686858626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82924916453908" calcext:value-type="float">
            <text:p>0.182924916453908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65335013001561" calcext:value-type="float">
            <text:p>0.865335013001561</text:p>
          </table:table-cell>
          <table:table-cell office:value-type="float" office:value="0.976916868586262" calcext:value-type="float">
            <text:p>0.97691686858626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28357081806808" calcext:value-type="float">
            <text:p>0.428357081806808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65335013001561" calcext:value-type="float">
            <text:p>0.865335013001561</text:p>
          </table:table-cell>
          <table:table-cell office:value-type="float" office:value="0.976916868586262" calcext:value-type="float">
            <text:p>0.97691686858626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96991957561873" calcext:value-type="float">
            <text:p>0.896991957561873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80543122741617" calcext:value-type="float">
            <text:p>0.880543122741617</text:p>
          </table:table-cell>
          <table:table-cell office:value-type="float" office:value="0.976916868586262" calcext:value-type="float">
            <text:p>0.97691686858626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82653488013244" calcext:value-type="float">
            <text:p>0.682653488013244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80543122741617" calcext:value-type="float">
            <text:p>0.880543122741617</text:p>
          </table:table-cell>
          <table:table-cell office:value-type="float" office:value="0.976916868586262" calcext:value-type="float">
            <text:p>0.97691686858626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78929355576688" calcext:value-type="float">
            <text:p>0.978929355576688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22212258921727" calcext:value-type="float">
            <text:p>0.922212258921727</text:p>
          </table:table-cell>
          <table:table-cell office:value-type="float" office:value="0.156519254732791" calcext:value-type="float">
            <text:p>0.156519254732791</text:p>
          </table:table-cell>
          <table:table-cell office:value-type="float" office:value="0.896991957561873" calcext:value-type="float">
            <text:p>0.896991957561873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49314199770488" calcext:value-type="float">
            <text:p>0.49314199770488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26986803574414" calcext:value-type="float">
            <text:p>0.926986803574414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96991957561873" calcext:value-type="float">
            <text:p>0.896991957561873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54945440416782" calcext:value-type="float">
            <text:p>0.954945440416782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922212258921727" calcext:value-type="float">
            <text:p>0.922212258921727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47953963628223" calcext:value-type="float">
            <text:p>0.347953963628223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922212258921727" calcext:value-type="float">
            <text:p>0.922212258921727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90838831505679" calcext:value-type="float">
            <text:p>0.690838831505679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922212258921727" calcext:value-type="float">
            <text:p>0.922212258921727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10907195299995" calcext:value-type="float">
            <text:p>0.710907195299995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922212258921727" calcext:value-type="float">
            <text:p>0.922212258921727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63779595815264" calcext:value-type="float">
            <text:p>0.563779595815264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922212258921727" calcext:value-type="float">
            <text:p>0.922212258921727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4948946059294" calcext:value-type="float">
            <text:p>0.64948946059294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922212258921727" calcext:value-type="float">
            <text:p>0.922212258921727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51765049012775" calcext:value-type="float">
            <text:p>0.551765049012775</text:p>
          </table:table-cell>
          <table:table-cell office:value-type="float" office:value="0.156519254732791" calcext:value-type="float">
            <text:p>0.156519254732791</text:p>
          </table:table-cell>
          <table:table-cell office:value-type="float" office:value="0.922212258921727" calcext:value-type="float">
            <text:p>0.922212258921727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755823507491598" calcext:value-type="float">
            <text:p>0.755823507491598</text:p>
          </table:table-cell>
          <table:table-cell office:value-type="float" office:value="0.156519254732791" calcext:value-type="float">
            <text:p>0.156519254732791</text:p>
          </table:table-cell>
          <table:table-cell office:value-type="float" office:value="0.896991957561873" calcext:value-type="float">
            <text:p>0.896991957561873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4038032857957" calcext:value-type="float">
            <text:p>0.4038032857957</text:p>
          </table:table-cell>
          <table:table-cell office:value-type="float" office:value="0.156519254732791" calcext:value-type="float">
            <text:p>0.156519254732791</text:p>
          </table:table-cell>
          <table:table-cell office:value-type="float" office:value="0.896991957561873" calcext:value-type="float">
            <text:p>0.896991957561873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0.130651117028972" calcext:value-type="float">
            <text:p>0.130651117028972</text:p>
          </table:table-cell>
          <table:table-cell office:value-type="float" office:value="0.896991957561873" calcext:value-type="float">
            <text:p>0.896991957561873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85964729340247" calcext:value-type="float">
            <text:p>0.985964729340247</text:p>
          </table:table-cell>
          <table:table-cell office:value-type="float" office:value="0.130651117028972" calcext:value-type="float">
            <text:p>0.130651117028972</text:p>
          </table:table-cell>
          <table:table-cell office:value-type="float" office:value="0.922212258921727" calcext:value-type="float">
            <text:p>0.922212258921727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96341745396216" calcext:value-type="float">
            <text:p>0.896341745396216</text:p>
          </table:table-cell>
          <table:table-cell office:value-type="float" office:value="0.130651117028972" calcext:value-type="float">
            <text:p>0.130651117028972</text:p>
          </table:table-cell>
          <table:table-cell office:value-type="float" office:value="0.922212258921727" calcext:value-type="float">
            <text:p>0.922212258921727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22083970520882" calcext:value-type="float">
            <text:p>0.322083970520882</text:p>
          </table:table-cell>
          <table:table-cell office:value-type="float" office:value="0.130651117028972" calcext:value-type="float">
            <text:p>0.130651117028972</text:p>
          </table:table-cell>
          <table:table-cell office:value-type="float" office:value="0.922212258921727" calcext:value-type="float">
            <text:p>0.922212258921727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721147765192674" calcext:value-type="float">
            <text:p>0.721147765192674</text:p>
          </table:table-cell>
          <table:table-cell office:value-type="float" office:value="0.130651117028972" calcext:value-type="float">
            <text:p>0.130651117028972</text:p>
          </table:table-cell>
          <table:table-cell office:value-type="float" office:value="0.922212258921727" calcext:value-type="float">
            <text:p>0.922212258921727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644539782509329" calcext:value-type="float">
            <text:p>0.644539782509329</text:p>
          </table:table-cell>
          <table:table-cell office:value-type="float" office:value="0.130651117028972" calcext:value-type="float">
            <text:p>0.130651117028972</text:p>
          </table:table-cell>
          <table:table-cell office:value-type="float" office:value="0.922212258921727" calcext:value-type="float">
            <text:p>0.922212258921727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855205075419112" calcext:value-type="float">
            <text:p>0.085520507541911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922212258921727" calcext:value-type="float">
            <text:p>0.922212258921727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69575297699774" calcext:value-type="float">
            <text:p>0.669575297699774</text:p>
          </table:table-cell>
          <table:table-cell office:value-type="float" office:value="0.130651117028972" calcext:value-type="float">
            <text:p>0.130651117028972</text:p>
          </table:table-cell>
          <table:table-cell office:value-type="float" office:value="0.922212258921727" calcext:value-type="float">
            <text:p>0.922212258921727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22728317363704" calcext:value-type="float">
            <text:p>0.622728317363704</text:p>
          </table:table-cell>
          <table:table-cell office:value-type="float" office:value="0.130651117028972" calcext:value-type="float">
            <text:p>0.130651117028972</text:p>
          </table:table-cell>
          <table:table-cell office:value-type="float" office:value="0.896991957561873" calcext:value-type="float">
            <text:p>0.896991957561873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69692843639822" calcext:value-type="float">
            <text:p>0.369692843639822</text:p>
          </table:table-cell>
          <table:table-cell office:value-type="float" office:value="0.130651117028972" calcext:value-type="float">
            <text:p>0.130651117028972</text:p>
          </table:table-cell>
          <table:table-cell office:value-type="float" office:value="0.896991957561873" calcext:value-type="float">
            <text:p>0.896991957561873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36822546805485" calcext:value-type="float">
            <text:p>0.236822546805485</text:p>
          </table:table-cell>
          <table:table-cell office:value-type="float" office:value="0.130651117028972" calcext:value-type="float">
            <text:p>0.130651117028972</text:p>
          </table:table-cell>
          <table:table-cell office:value-type="float" office:value="0.896991957561873" calcext:value-type="float">
            <text:p>0.896991957561873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35281890634406" calcext:value-type="float">
            <text:p>0.535281890634406</text:p>
          </table:table-cell>
          <table:table-cell office:value-type="float" office:value="0.130651117028972" calcext:value-type="float">
            <text:p>0.130651117028972</text:p>
          </table:table-cell>
          <table:table-cell office:value-type="float" office:value="0.896991957561873" calcext:value-type="float">
            <text:p>0.896991957561873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87246101401053" calcext:value-type="float">
            <text:p>0.187246101401053</text:p>
          </table:table-cell>
          <table:table-cell office:value-type="float" office:value="0.130651117028972" calcext:value-type="float">
            <text:p>0.130651117028972</text:p>
          </table:table-cell>
          <table:table-cell office:value-type="float" office:value="0.896991957561873" calcext:value-type="float">
            <text:p>0.896991957561873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38840702805319" calcext:value-type="float">
            <text:p>0.238840702805319</text:p>
          </table:table-cell>
          <table:table-cell office:value-type="float" office:value="0.130651117028972" calcext:value-type="float">
            <text:p>0.130651117028972</text:p>
          </table:table-cell>
          <table:table-cell office:value-type="float" office:value="0.896991957561873" calcext:value-type="float">
            <text:p>0.896991957561873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28098171218363" calcext:value-type="float">
            <text:p>0.628098171218363</text:p>
          </table:table-cell>
          <table:table-cell office:value-type="float" office:value="0.130651117028972" calcext:value-type="float">
            <text:p>0.130651117028972</text:p>
          </table:table-cell>
          <table:table-cell office:value-type="float" office:value="0.896991957561873" calcext:value-type="float">
            <text:p>0.896991957561873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0.126752929372601" calcext:value-type="float">
            <text:p>0.126752929372601</text:p>
          </table:table-cell>
          <table:table-cell office:value-type="float" office:value="0.896991957561873" calcext:value-type="float">
            <text:p>0.896991957561873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81330293805359" calcext:value-type="float">
            <text:p>0.281330293805359</text:p>
          </table:table-cell>
          <table:table-cell office:value-type="float" office:value="0.126752929372601" calcext:value-type="float">
            <text:p>0.126752929372601</text:p>
          </table:table-cell>
          <table:table-cell office:value-type="float" office:value="0.896991957561873" calcext:value-type="float">
            <text:p>0.896991957561873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10322844356283" calcext:value-type="float">
            <text:p>0.410322844356283</text:p>
          </table:table-cell>
          <table:table-cell office:value-type="float" office:value="0.130651117028972" calcext:value-type="float">
            <text:p>0.130651117028972</text:p>
          </table:table-cell>
          <table:table-cell office:value-type="float" office:value="0.896991957561873" calcext:value-type="float">
            <text:p>0.896991957561873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34912473891458" calcext:value-type="float">
            <text:p>0.434912473891458</text:p>
          </table:table-cell>
          <table:table-cell office:value-type="float" office:value="0.130651117028972" calcext:value-type="float">
            <text:p>0.130651117028972</text:p>
          </table:table-cell>
          <table:table-cell office:value-type="float" office:value="0.896341745396216" calcext:value-type="float">
            <text:p>0.896341745396216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62509502830053" calcext:value-type="float">
            <text:p>0.62509502830053</text:p>
          </table:table-cell>
          <table:table-cell office:value-type="float" office:value="0.130651117028972" calcext:value-type="float">
            <text:p>0.130651117028972</text:p>
          </table:table-cell>
          <table:table-cell office:value-type="float" office:value="0.896341745396216" calcext:value-type="float">
            <text:p>0.896341745396216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50146920507723" calcext:value-type="float">
            <text:p>0.550146920507723</text:p>
          </table:table-cell>
          <table:table-cell office:value-type="float" office:value="0.130651117028972" calcext:value-type="float">
            <text:p>0.130651117028972</text:p>
          </table:table-cell>
          <table:table-cell office:value-type="float" office:value="0.896341745396216" calcext:value-type="float">
            <text:p>0.896341745396216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2360882645293" calcext:value-type="float">
            <text:p>0.62360882645293</text:p>
          </table:table-cell>
          <table:table-cell office:value-type="float" office:value="0.130651117028972" calcext:value-type="float">
            <text:p>0.130651117028972</text:p>
          </table:table-cell>
          <table:table-cell office:value-type="float" office:value="0.896341745396216" calcext:value-type="float">
            <text:p>0.896341745396216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729180726734298" calcext:value-type="float">
            <text:p>0.729180726734298</text:p>
          </table:table-cell>
          <table:table-cell office:value-type="float" office:value="0.130651117028972" calcext:value-type="float">
            <text:p>0.130651117028972</text:p>
          </table:table-cell>
          <table:table-cell office:value-type="float" office:value="0.896341745396216" calcext:value-type="float">
            <text:p>0.896341745396216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830533918994806" calcext:value-type="float">
            <text:p>0.830533918994806</text:p>
          </table:table-cell>
          <table:table-cell office:value-type="float" office:value="0.130651117028972" calcext:value-type="float">
            <text:p>0.130651117028972</text:p>
          </table:table-cell>
          <table:table-cell office:value-type="float" office:value="0.896341745396216" calcext:value-type="float">
            <text:p>0.896341745396216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0513815516121361" calcext:value-type="float">
            <text:p>0.000513815516121</text:p>
          </table:table-cell>
          <table:table-cell office:value-type="float" office:value="0.126752929372601" calcext:value-type="float">
            <text:p>0.126752929372601</text:p>
          </table:table-cell>
          <table:table-cell office:value-type="float" office:value="0.896341745396216" calcext:value-type="float">
            <text:p>0.896341745396216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736068601495431" calcext:value-type="float">
            <text:p>0.736068601495431</text:p>
          </table:table-cell>
          <table:table-cell office:value-type="float" office:value="0.126752929372601" calcext:value-type="float">
            <text:p>0.126752929372601</text:p>
          </table:table-cell>
          <table:table-cell office:value-type="float" office:value="0.896341745396216" calcext:value-type="float">
            <text:p>0.896341745396216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99983762856995" calcext:value-type="float">
            <text:p>0.399983762856995</text:p>
          </table:table-cell>
          <table:table-cell office:value-type="float" office:value="0.126752929372601" calcext:value-type="float">
            <text:p>0.126752929372601</text:p>
          </table:table-cell>
          <table:table-cell office:value-type="float" office:value="0.896341745396216" calcext:value-type="float">
            <text:p>0.896341745396216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497868113342702" calcext:value-type="float">
            <text:p>0.497868113342702</text:p>
          </table:table-cell>
          <table:table-cell office:value-type="float" office:value="0.130651117028972" calcext:value-type="float">
            <text:p>0.130651117028972</text:p>
          </table:table-cell>
          <table:table-cell office:value-type="float" office:value="0.896341745396216" calcext:value-type="float">
            <text:p>0.896341745396216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603978102282927" calcext:value-type="float">
            <text:p>0.603978102282927</text:p>
          </table:table-cell>
          <table:table-cell office:value-type="float" office:value="0.130651117028972" calcext:value-type="float">
            <text:p>0.130651117028972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09618277884993" calcext:value-type="float">
            <text:p>0.409618277884993</text:p>
          </table:table-cell>
          <table:table-cell office:value-type="float" office:value="0.130651117028972" calcext:value-type="float">
            <text:p>0.130651117028972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296712812748865" calcext:value-type="float">
            <text:p>0.029671281274887</text:p>
          </table:table-cell>
          <table:table-cell office:value-type="float" office:value="0.126752929372601" calcext:value-type="float">
            <text:p>0.126752929372601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190389451423664" calcext:value-type="float">
            <text:p>0.001903894514237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284304117486256" calcext:value-type="float">
            <text:p>0.002843041174863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15821314612957" calcext:value-type="float">
            <text:p>0.915821314612957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96341745396216" calcext:value-type="float">
            <text:p>0.896341745396216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589834185004919" calcext:value-type="float">
            <text:p>0.589834185004919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96341745396216" calcext:value-type="float">
            <text:p>0.896341745396216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559392449071014" calcext:value-type="float">
            <text:p>0.559392449071014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96341745396216" calcext:value-type="float">
            <text:p>0.896341745396216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815405170933361" calcext:value-type="float">
            <text:p>0.815405170933361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96341745396216" calcext:value-type="float">
            <text:p>0.896341745396216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8780117586524" calcext:value-type="float">
            <text:p>0.8780117586524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96341745396216" calcext:value-type="float">
            <text:p>0.896341745396216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458442478575651" calcext:value-type="float">
            <text:p>0.458442478575651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600165595323331" calcext:value-type="float">
            <text:p>0.600165595323331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262651506096894" calcext:value-type="float">
            <text:p>0.02626515060969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845832787248042" calcext:value-type="float">
            <text:p>0.845832787248042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49693201163494" calcext:value-type="float">
            <text:p>0.249693201163494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641784290799583" calcext:value-type="float">
            <text:p>0.641784290799583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247466607836629" calcext:value-type="float">
            <text:p>0.247466607836629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73655844723133" calcext:value-type="float">
            <text:p>0.173655844723133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592623753212446" calcext:value-type="float">
            <text:p>0.592623753212446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814394550967021" calcext:value-type="float">
            <text:p>0.814394550967021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69383813651721" calcext:value-type="float">
            <text:p>0.69383813651721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80543122741617" calcext:value-type="float">
            <text:p>0.880543122741617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303225478330069" calcext:value-type="float">
            <text:p>0.030322547833007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80543122741617" calcext:value-type="float">
            <text:p>0.880543122741617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539210105890946" calcext:value-type="float">
            <text:p>0.539210105890946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80543122741617" calcext:value-type="float">
            <text:p>0.880543122741617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75674814987316" calcext:value-type="float">
            <text:p>0.975674814987316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750763056479599" calcext:value-type="float">
            <text:p>0.750763056479599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294006312795015" calcext:value-type="float">
            <text:p>0.294006312795015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753161277736759" calcext:value-type="float">
            <text:p>0.753161277736759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150964044979607" calcext:value-type="float">
            <text:p>0.150964044979607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55767265409237" calcext:value-type="float">
            <text:p>0.355767265409237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831930852969816" calcext:value-type="float">
            <text:p>0.831930852969816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231830041937677" calcext:value-type="float">
            <text:p>0.231830041937677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80543122741617" calcext:value-type="float">
            <text:p>0.880543122741617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627834605000023" calcext:value-type="float">
            <text:p>0.627834605000023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80543122741617" calcext:value-type="float">
            <text:p>0.880543122741617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498394301275976" calcext:value-type="float">
            <text:p>0.498394301275976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80543122741617" calcext:value-type="float">
            <text:p>0.880543122741617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80543122741617" calcext:value-type="float">
            <text:p>0.880543122741617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25193959794895" calcext:value-type="float">
            <text:p>0.025193959794895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880543122741617" calcext:value-type="float">
            <text:p>0.880543122741617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92216183154025" calcext:value-type="float">
            <text:p>0.392216183154025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880543122741617" calcext:value-type="float">
            <text:p>0.880543122741617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589383086400799" calcext:value-type="float">
            <text:p>0.589383086400799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880543122741617" calcext:value-type="float">
            <text:p>0.880543122741617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2961163544903" calcext:value-type="float">
            <text:p>0.92961163544903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572086801443084" calcext:value-type="float">
            <text:p>0.572086801443084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588576345143482" calcext:value-type="float">
            <text:p>0.588576345143482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411762688345016" calcext:value-type="float">
            <text:p>0.411762688345016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80543122741617" calcext:value-type="float">
            <text:p>0.880543122741617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552580389814244" calcext:value-type="float">
            <text:p>0.552580389814244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80543122741617" calcext:value-type="float">
            <text:p>0.880543122741617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491607396131621" calcext:value-type="float">
            <text:p>0.491607396131621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80543122741617" calcext:value-type="float">
            <text:p>0.880543122741617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57953913537514" calcext:value-type="float">
            <text:p>0.957953913537514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97208540910803" calcext:value-type="float">
            <text:p>0.797208540910803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107381112820752" calcext:value-type="float">
            <text:p>0.107381112820752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783034973396002" calcext:value-type="float">
            <text:p>0.783034973396002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393250999228887" calcext:value-type="float">
            <text:p>0.393250999228887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130413846173792" calcext:value-type="float">
            <text:p>0.130413846173792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90032766339208" calcext:value-type="float">
            <text:p>0.190032766339208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739825781015834" calcext:value-type="float">
            <text:p>0.739825781015834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80543122741617" calcext:value-type="float">
            <text:p>0.880543122741617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65404140923128" calcext:value-type="float">
            <text:p>0.65404140923128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80543122741617" calcext:value-type="float">
            <text:p>0.880543122741617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983837889857326" calcext:value-type="float">
            <text:p>0.098383788985733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80543122741617" calcext:value-type="float">
            <text:p>0.880543122741617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520380285712228" calcext:value-type="float">
            <text:p>0.520380285712228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80543122741617" calcext:value-type="float">
            <text:p>0.880543122741617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997296637199351" calcext:value-type="float">
            <text:p>0.099729663719935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80543122741617" calcext:value-type="float">
            <text:p>0.880543122741617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151843402081902" calcext:value-type="float">
            <text:p>0.151843402081902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80543122741617" calcext:value-type="float">
            <text:p>0.880543122741617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76190262303755" calcext:value-type="float">
            <text:p>0.076190262303755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80543122741617" calcext:value-type="float">
            <text:p>0.880543122741617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315208085320124" calcext:value-type="float">
            <text:p>0.315208085320124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80543122741617" calcext:value-type="float">
            <text:p>0.880543122741617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159650921464895" calcext:value-type="float">
            <text:p>0.159650921464895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80543122741617" calcext:value-type="float">
            <text:p>0.880543122741617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37804061619526" calcext:value-type="float">
            <text:p>0.137804061619526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80543122741617" calcext:value-type="float">
            <text:p>0.880543122741617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322610682867798" calcext:value-type="float">
            <text:p>0.322610682867798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780117586524" calcext:value-type="float">
            <text:p>0.878011758652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539074517039479" calcext:value-type="float">
            <text:p>0.539074517039479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780117586524" calcext:value-type="float">
            <text:p>0.878011758652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570851627345496" calcext:value-type="float">
            <text:p>0.570851627345496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780117586524" calcext:value-type="float">
            <text:p>0.878011758652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512781758111082" calcext:value-type="float">
            <text:p>0.512781758111082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780117586524" calcext:value-type="float">
            <text:p>0.878011758652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4175130097455" calcext:value-type="float">
            <text:p>0.684175130097455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780117586524" calcext:value-type="float">
            <text:p>0.878011758652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653040205135361" calcext:value-type="float">
            <text:p>0.653040205135361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780117586524" calcext:value-type="float">
            <text:p>0.878011758652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524499759549865" calcext:value-type="float">
            <text:p>0.524499759549865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780117586524" calcext:value-type="float">
            <text:p>0.878011758652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654270134424146" calcext:value-type="float">
            <text:p>0.654270134424146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780117586524" calcext:value-type="float">
            <text:p>0.878011758652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716368374901671" calcext:value-type="float">
            <text:p>0.716368374901671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780117586524" calcext:value-type="float">
            <text:p>0.878011758652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63664421403818" calcext:value-type="float">
            <text:p>0.63664421403818</text:p>
          </table:table-cell>
          <table:table-cell office:value-type="float" office:value="0.0983837889857326" calcext:value-type="float">
            <text:p>0.098383788985733</text:p>
          </table:table-cell>
          <table:table-cell office:value-type="float" office:value="0.8780117586524" calcext:value-type="float">
            <text:p>0.878011758652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128259091063611" calcext:value-type="float">
            <text:p>0.012825909106361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65335013001561" calcext:value-type="float">
            <text:p>0.865335013001561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306821957871386" calcext:value-type="float">
            <text:p>0.030682195787139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65335013001561" calcext:value-type="float">
            <text:p>0.865335013001561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98030874806305" calcext:value-type="float">
            <text:p>0.098030874806305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65335013001561" calcext:value-type="float">
            <text:p>0.865335013001561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369111709164345" calcext:value-type="float">
            <text:p>0.369111709164345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65335013001561" calcext:value-type="float">
            <text:p>0.865335013001561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826454125634742" calcext:value-type="float">
            <text:p>0.826454125634742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65335013001561" calcext:value-type="float">
            <text:p>0.865335013001561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34768170859157" calcext:value-type="float">
            <text:p>0.34768170859157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65335013001561" calcext:value-type="float">
            <text:p>0.865335013001561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344315017726361" calcext:value-type="float">
            <text:p>0.344315017726361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65335013001561" calcext:value-type="float">
            <text:p>0.865335013001561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252999823647844" calcext:value-type="float">
            <text:p>0.252999823647844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65335013001561" calcext:value-type="float">
            <text:p>0.865335013001561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21647114665497" calcext:value-type="float">
            <text:p>0.21647114665497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65335013001561" calcext:value-type="float">
            <text:p>0.865335013001561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555002135634794" calcext:value-type="float">
            <text:p>0.555002135634794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65335013001561" calcext:value-type="float">
            <text:p>0.865335013001561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402070845271831" calcext:value-type="float">
            <text:p>0.402070845271831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62491437447886" calcext:value-type="float">
            <text:p>0.862491437447886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506497063676418" calcext:value-type="float">
            <text:p>0.506497063676418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62491437447886" calcext:value-type="float">
            <text:p>0.862491437447886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168679668334336" calcext:value-type="float">
            <text:p>0.168679668334336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62491437447886" calcext:value-type="float">
            <text:p>0.862491437447886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331368260306984" calcext:value-type="float">
            <text:p>0.331368260306984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62491437447886" calcext:value-type="float">
            <text:p>0.862491437447886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827928096150559" calcext:value-type="float">
            <text:p>0.827928096150559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62491437447886" calcext:value-type="float">
            <text:p>0.862491437447886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700287873145815" calcext:value-type="float">
            <text:p>0.700287873145815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62491437447886" calcext:value-type="float">
            <text:p>0.862491437447886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579262596643358" calcext:value-type="float">
            <text:p>0.057926259664336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62491437447886" calcext:value-type="float">
            <text:p>0.862491437447886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99159490220333" calcext:value-type="float">
            <text:p>0.999159490220333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65335013001561" calcext:value-type="float">
            <text:p>0.865335013001561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411540363220476" calcext:value-type="float">
            <text:p>0.411540363220476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65335013001561" calcext:value-type="float">
            <text:p>0.865335013001561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11674636764805" calcext:value-type="float">
            <text:p>0.111674636764805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65335013001561" calcext:value-type="float">
            <text:p>0.865335013001561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780754084558493" calcext:value-type="float">
            <text:p>0.780754084558493</text:p>
          </table:table-cell>
          <table:table-cell office:value-type="float" office:value="0.0974546183991166" calcext:value-type="float">
            <text:p>0.097454618399117</text:p>
          </table:table-cell>
          <table:table-cell office:value-type="float" office:value="0.862491437447886" calcext:value-type="float">
            <text:p>0.862491437447886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921176244407422" calcext:value-type="float">
            <text:p>0.092117624440742</text:p>
          </table:table-cell>
          <table:table-cell office:value-type="float" office:value="0.0969695189144846" calcext:value-type="float">
            <text:p>0.096969518914485</text:p>
          </table:table-cell>
          <table:table-cell office:value-type="float" office:value="0.862491437447886" calcext:value-type="float">
            <text:p>0.862491437447886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534946244944076" calcext:value-type="float">
            <text:p>0.053494624494408</text:p>
          </table:table-cell>
          <table:table-cell office:value-type="float" office:value="0.0921176244407422" calcext:value-type="float">
            <text:p>0.092117624440742</text:p>
          </table:table-cell>
          <table:table-cell office:value-type="float" office:value="0.862491437447886" calcext:value-type="float">
            <text:p>0.862491437447886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71469581589163" calcext:value-type="float">
            <text:p>0.71469581589163</text:p>
          </table:table-cell>
          <table:table-cell office:value-type="float" office:value="0.0921176244407422" calcext:value-type="float">
            <text:p>0.092117624440742</text:p>
          </table:table-cell>
          <table:table-cell office:value-type="float" office:value="0.862491437447886" calcext:value-type="float">
            <text:p>0.862491437447886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25076227542918" calcext:value-type="float">
            <text:p>0.25076227542918</text:p>
          </table:table-cell>
          <table:table-cell office:value-type="float" office:value="0.0921176244407422" calcext:value-type="float">
            <text:p>0.092117624440742</text:p>
          </table:table-cell>
          <table:table-cell office:value-type="float" office:value="0.862491437447886" calcext:value-type="float">
            <text:p>0.862491437447886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848632920903157" calcext:value-type="float">
            <text:p>0.848632920903157</text:p>
          </table:table-cell>
          <table:table-cell office:value-type="float" office:value="0.0921176244407422" calcext:value-type="float">
            <text:p>0.092117624440742</text:p>
          </table:table-cell>
          <table:table-cell office:value-type="float" office:value="0.862491437447886" calcext:value-type="float">
            <text:p>0.862491437447886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73881874070673" calcext:value-type="float">
            <text:p>0.973881874070673</text:p>
          </table:table-cell>
          <table:table-cell office:value-type="float" office:value="0.0921176244407422" calcext:value-type="float">
            <text:p>0.092117624440742</text:p>
          </table:table-cell>
          <table:table-cell office:value-type="float" office:value="0.865335013001561" calcext:value-type="float">
            <text:p>0.865335013001561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21256094905032" calcext:value-type="float">
            <text:p>0.21256094905032</text:p>
          </table:table-cell>
          <table:table-cell office:value-type="float" office:value="0.0921176244407422" calcext:value-type="float">
            <text:p>0.092117624440742</text:p>
          </table:table-cell>
          <table:table-cell office:value-type="float" office:value="0.865335013001561" calcext:value-type="float">
            <text:p>0.865335013001561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215337833256051" calcext:value-type="float">
            <text:p>0.021533783325605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865335013001561" calcext:value-type="float">
            <text:p>0.865335013001561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45194760388826" calcext:value-type="float">
            <text:p>0.945194760388826</text:p>
          </table:table-cell>
          <table:table-cell office:value-type="float" office:value="0.0921176244407422" calcext:value-type="float">
            <text:p>0.092117624440742</text:p>
          </table:table-cell>
          <table:table-cell office:value-type="float" office:value="0.8780117586524" calcext:value-type="float">
            <text:p>0.878011758652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929701554999249" calcext:value-type="float">
            <text:p>0.092970155499925</text:p>
          </table:table-cell>
          <table:table-cell office:value-type="float" office:value="0.0921176244407422" calcext:value-type="float">
            <text:p>0.092117624440742</text:p>
          </table:table-cell>
          <table:table-cell office:value-type="float" office:value="0.865335013001561" calcext:value-type="float">
            <text:p>0.865335013001561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645833374523977" calcext:value-type="float">
            <text:p>0.645833374523977</text:p>
          </table:table-cell>
          <table:table-cell office:value-type="float" office:value="0.0921176244407422" calcext:value-type="float">
            <text:p>0.092117624440742</text:p>
          </table:table-cell>
          <table:table-cell office:value-type="float" office:value="0.865335013001561" calcext:value-type="float">
            <text:p>0.865335013001561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311885542827054" calcext:value-type="float">
            <text:p>0.311885542827054</text:p>
          </table:table-cell>
          <table:table-cell office:value-type="float" office:value="0.0921176244407422" calcext:value-type="float">
            <text:p>0.092117624440742</text:p>
          </table:table-cell>
          <table:table-cell office:value-type="float" office:value="0.865335013001561" calcext:value-type="float">
            <text:p>0.865335013001561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448464363940457" calcext:value-type="float">
            <text:p>0.448464363940457</text:p>
          </table:table-cell>
          <table:table-cell office:value-type="float" office:value="0.0921176244407422" calcext:value-type="float">
            <text:p>0.092117624440742</text:p>
          </table:table-cell>
          <table:table-cell office:value-type="float" office:value="0.865335013001561" calcext:value-type="float">
            <text:p>0.865335013001561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487239248580369" calcext:value-type="float">
            <text:p>0.487239248580369</text:p>
          </table:table-cell>
          <table:table-cell office:value-type="float" office:value="0.0921176244407422" calcext:value-type="float">
            <text:p>0.092117624440742</text:p>
          </table:table-cell>
          <table:table-cell office:value-type="float" office:value="0.865335013001561" calcext:value-type="float">
            <text:p>0.865335013001561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8247967651135" calcext:value-type="float">
            <text:p>0.08247967651135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865335013001561" calcext:value-type="float">
            <text:p>0.865335013001561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67182910623464" calcext:value-type="float">
            <text:p>0.67182910623464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865335013001561" calcext:value-type="float">
            <text:p>0.865335013001561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400188289423643" calcext:value-type="float">
            <text:p>0.400188289423643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865335013001561" calcext:value-type="float">
            <text:p>0.865335013001561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900275147264312" calcext:value-type="float">
            <text:p>0.900275147264312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8780117586524" calcext:value-type="float">
            <text:p>0.878011758652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49883206101253" calcext:value-type="float">
            <text:p>0.949883206101253</text:p>
          </table:table-cell>
          <table:table-cell office:value-type="float" office:value="0.0921176244407422" calcext:value-type="float">
            <text:p>0.092117624440742</text:p>
          </table:table-cell>
          <table:table-cell office:value-type="float" office:value="0.880543122741617" calcext:value-type="float">
            <text:p>0.880543122741617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319331267607117" calcext:value-type="float">
            <text:p>0.319331267607117</text:p>
          </table:table-cell>
          <table:table-cell office:value-type="float" office:value="0.0921176244407422" calcext:value-type="float">
            <text:p>0.092117624440742</text:p>
          </table:table-cell>
          <table:table-cell office:value-type="float" office:value="0.8780117586524" calcext:value-type="float">
            <text:p>0.878011758652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499385493752413" calcext:value-type="float">
            <text:p>0.499385493752413</text:p>
          </table:table-cell>
          <table:table-cell office:value-type="float" office:value="0.0921176244407422" calcext:value-type="float">
            <text:p>0.092117624440742</text:p>
          </table:table-cell>
          <table:table-cell office:value-type="float" office:value="0.8780117586524" calcext:value-type="float">
            <text:p>0.878011758652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400432317141813" calcext:value-type="float">
            <text:p>0.400432317141813</text:p>
          </table:table-cell>
          <table:table-cell office:value-type="float" office:value="0.0921176244407422" calcext:value-type="float">
            <text:p>0.092117624440742</text:p>
          </table:table-cell>
          <table:table-cell office:value-type="float" office:value="0.8780117586524" calcext:value-type="float">
            <text:p>0.878011758652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198086703254519" calcext:value-type="float">
            <text:p>0.019808670325452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8780117586524" calcext:value-type="float">
            <text:p>0.878011758652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45038866019448" calcext:value-type="float">
            <text:p>0.645038866019448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8780117586524" calcext:value-type="float">
            <text:p>0.878011758652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428688430069933" calcext:value-type="float">
            <text:p>0.428688430069933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8780117586524" calcext:value-type="float">
            <text:p>0.878011758652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33959675138731" calcext:value-type="float">
            <text:p>0.33959675138731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8780117586524" calcext:value-type="float">
            <text:p>0.878011758652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887447500850501" calcext:value-type="float">
            <text:p>0.887447500850501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880543122741617" calcext:value-type="float">
            <text:p>0.880543122741617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23632747430436" calcext:value-type="float">
            <text:p>0.23632747430436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880543122741617" calcext:value-type="float">
            <text:p>0.880543122741617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76500821493328" calcext:value-type="float">
            <text:p>0.76500821493328</text:p>
          </table:table-cell>
          <table:table-cell office:value-type="float" office:value="0.0921176244407422" calcext:value-type="float">
            <text:p>0.092117624440742</text:p>
          </table:table-cell>
          <table:table-cell office:value-type="float" office:value="0.880543122741617" calcext:value-type="float">
            <text:p>0.880543122741617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357546474360844" calcext:value-type="float">
            <text:p>0.035754647436084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8780117586524" calcext:value-type="float">
            <text:p>0.878011758652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727577256041523" calcext:value-type="float">
            <text:p>0.727577256041523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8780117586524" calcext:value-type="float">
            <text:p>0.878011758652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625836626958125" calcext:value-type="float">
            <text:p>0.625836626958125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8780117586524" calcext:value-type="float">
            <text:p>0.878011758652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513087506087857" calcext:value-type="float">
            <text:p>0.513087506087857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8780117586524" calcext:value-type="float">
            <text:p>0.878011758652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724483567923513" calcext:value-type="float">
            <text:p>0.072448356792351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8780117586524" calcext:value-type="float">
            <text:p>0.878011758652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724229058459168" calcext:value-type="float">
            <text:p>0.724229058459168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8780117586524" calcext:value-type="float">
            <text:p>0.8780117586524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879844846305709" calcext:value-type="float">
            <text:p>0.879844846305709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879844846305709" calcext:value-type="float">
            <text:p>0.879844846305709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977763477357718" calcext:value-type="float">
            <text:p>0.977763477357718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880543122741617" calcext:value-type="float">
            <text:p>0.880543122741617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847500262264681" calcext:value-type="float">
            <text:p>0.847500262264681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880543122741617" calcext:value-type="float">
            <text:p>0.880543122741617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832197938149933" calcext:value-type="float">
            <text:p>0.832197938149933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880543122741617" calcext:value-type="float">
            <text:p>0.880543122741617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247844523186995" calcext:value-type="float">
            <text:p>0.247844523186995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879844846305709" calcext:value-type="float">
            <text:p>0.879844846305709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913399062936471" calcext:value-type="float">
            <text:p>0.913399062936471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880543122741617" calcext:value-type="float">
            <text:p>0.880543122741617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750372101346534" calcext:value-type="float">
            <text:p>0.075037210134654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880543122741617" calcext:value-type="float">
            <text:p>0.880543122741617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835103801154353" calcext:value-type="float">
            <text:p>0.835103801154353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880543122741617" calcext:value-type="float">
            <text:p>0.880543122741617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629331691645301" calcext:value-type="float">
            <text:p>0.629331691645301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880543122741617" calcext:value-type="float">
            <text:p>0.880543122741617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751740578896735" calcext:value-type="float">
            <text:p>0.751740578896735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880543122741617" calcext:value-type="float">
            <text:p>0.880543122741617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6320034337888" calcext:value-type="float">
            <text:p>0.6320034337888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880543122741617" calcext:value-type="float">
            <text:p>0.880543122741617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969342132387317" calcext:value-type="float">
            <text:p>0.096934213238732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880543122741617" calcext:value-type="float">
            <text:p>0.880543122741617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148273694948765" calcext:value-type="float">
            <text:p>0.014827369494877</text:p>
          </table:table-cell>
          <table:table-cell office:value-type="float" office:value="0.0855205075419112" calcext:value-type="float">
            <text:p>0.085520507541911</text:p>
          </table:table-cell>
          <table:table-cell office:value-type="float" office:value="0.880543122741617" calcext:value-type="float">
            <text:p>0.880543122741617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583834741862531" calcext:value-type="float">
            <text:p>0.583834741862531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880543122741617" calcext:value-type="float">
            <text:p>0.880543122741617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687561952021547" calcext:value-type="float">
            <text:p>0.068756195202155</text:p>
          </table:table-cell>
          <table:table-cell office:value-type="float" office:value="0.0855205075419112" calcext:value-type="float">
            <text:p>0.085520507541911</text:p>
          </table:table-cell>
          <table:table-cell office:value-type="float" office:value="0.879844846305709" calcext:value-type="float">
            <text:p>0.879844846305709</text:p>
          </table:table-cell>
          <table:table-cell office:value-type="float" office:value="0.978929355576688" calcext:value-type="float">
            <text:p>0.97892935557668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998273811008494" calcext:value-type="float">
            <text:p>0.998273811008494</text:p>
          </table:table-cell>
          <table:table-cell office:value-type="float" office:value="0.0855205075419112" calcext:value-type="float">
            <text:p>0.085520507541911</text:p>
          </table:table-cell>
          <table:table-cell office:value-type="float" office:value="0.880543122741617" calcext:value-type="float">
            <text:p>0.880543122741617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649188416598424" calcext:value-type="float">
            <text:p>0.649188416598424</text:p>
          </table:table-cell>
          <table:table-cell office:value-type="float" office:value="0.0855205075419112" calcext:value-type="float">
            <text:p>0.085520507541911</text:p>
          </table:table-cell>
          <table:table-cell office:value-type="float" office:value="0.880543122741617" calcext:value-type="float">
            <text:p>0.880543122741617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985465578633248" calcext:value-type="float">
            <text:p>0.985465578633248</text:p>
          </table:table-cell>
          <table:table-cell office:value-type="float" office:value="0.0855205075419112" calcext:value-type="float">
            <text:p>0.085520507541911</text:p>
          </table:table-cell>
          <table:table-cell office:value-type="float" office:value="0.887447500850501" calcext:value-type="float">
            <text:p>0.887447500850501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834805760219212" calcext:value-type="float">
            <text:p>0.834805760219212</text:p>
          </table:table-cell>
          <table:table-cell office:value-type="float" office:value="0.0855205075419112" calcext:value-type="float">
            <text:p>0.085520507541911</text:p>
          </table:table-cell>
          <table:table-cell office:value-type="float" office:value="0.887447500850501" calcext:value-type="float">
            <text:p>0.887447500850501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3205608571906" calcext:value-type="float">
            <text:p>0.33205608571906</text:p>
          </table:table-cell>
          <table:table-cell office:value-type="float" office:value="0.0855205075419112" calcext:value-type="float">
            <text:p>0.085520507541911</text:p>
          </table:table-cell>
          <table:table-cell office:value-type="float" office:value="0.887447500850501" calcext:value-type="float">
            <text:p>0.887447500850501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661393180583343" calcext:value-type="float">
            <text:p>0.661393180583343</text:p>
          </table:table-cell>
          <table:table-cell office:value-type="float" office:value="0.0855205075419112" calcext:value-type="float">
            <text:p>0.085520507541911</text:p>
          </table:table-cell>
          <table:table-cell office:value-type="float" office:value="0.887447500850501" calcext:value-type="float">
            <text:p>0.887447500850501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956020626596609" calcext:value-type="float">
            <text:p>0.956020626596609</text:p>
          </table:table-cell>
          <table:table-cell office:value-type="float" office:value="0.0855205075419112" calcext:value-type="float">
            <text:p>0.085520507541911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310510276224821" calcext:value-type="float">
            <text:p>0.310510276224821</text:p>
          </table:table-cell>
          <table:table-cell office:value-type="float" office:value="0.0855205075419112" calcext:value-type="float">
            <text:p>0.085520507541911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184390694002027" calcext:value-type="float">
            <text:p>0.184390694002027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967094341371773" calcext:value-type="float">
            <text:p>0.967094341371773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833241815528154" calcext:value-type="float">
            <text:p>0.833241815528154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309548450527328" calcext:value-type="float">
            <text:p>0.309548450527328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805871767537644" calcext:value-type="float">
            <text:p>0.805871767537644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417325842190382" calcext:value-type="float">
            <text:p>0.417325842190382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718530449352775" calcext:value-type="float">
            <text:p>0.718530449352775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406736775450391" calcext:value-type="float">
            <text:p>0.406736775450391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895803267744146" calcext:value-type="float">
            <text:p>0.895803267744146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895803267744146" calcext:value-type="float">
            <text:p>0.895803267744146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958176362602594" calcext:value-type="float">
            <text:p>0.958176362602594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896341745396216" calcext:value-type="float">
            <text:p>0.896341745396216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187132211396564" calcext:value-type="float">
            <text:p>0.018713221139657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896341745396216" calcext:value-type="float">
            <text:p>0.896341745396216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791672309082083" calcext:value-type="float">
            <text:p>0.791672309082083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895803267744146" calcext:value-type="float">
            <text:p>0.895803267744146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423553153885841" calcext:value-type="float">
            <text:p>0.423553153885841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895803267744146" calcext:value-type="float">
            <text:p>0.895803267744146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151812772230734" calcext:value-type="float">
            <text:p>0.015181277223073</text:p>
          </table:table-cell>
          <table:table-cell office:value-type="float" office:value="0.0855205075419112" calcext:value-type="float">
            <text:p>0.085520507541911</text:p>
          </table:table-cell>
          <table:table-cell office:value-type="float" office:value="0.895803267744146" calcext:value-type="float">
            <text:p>0.895803267744146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432698240079064" calcext:value-type="float">
            <text:p>0.432698240079064</text:p>
          </table:table-cell>
          <table:table-cell office:value-type="float" office:value="0.0855205075419112" calcext:value-type="float">
            <text:p>0.085520507541911</text:p>
          </table:table-cell>
          <table:table-cell office:value-type="float" office:value="0.895803267744146" calcext:value-type="float">
            <text:p>0.895803267744146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904776237065733" calcext:value-type="float">
            <text:p>0.904776237065733</text:p>
          </table:table-cell>
          <table:table-cell office:value-type="float" office:value="0.0855205075419112" calcext:value-type="float">
            <text:p>0.085520507541911</text:p>
          </table:table-cell>
          <table:table-cell office:value-type="float" office:value="0.896341745396216" calcext:value-type="float">
            <text:p>0.896341745396216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855704414574886" calcext:value-type="float">
            <text:p>0.855704414574886</text:p>
          </table:table-cell>
          <table:table-cell office:value-type="float" office:value="0.0855205075419112" calcext:value-type="float">
            <text:p>0.085520507541911</text:p>
          </table:table-cell>
          <table:table-cell office:value-type="float" office:value="0.896341745396216" calcext:value-type="float">
            <text:p>0.896341745396216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429216421763342" calcext:value-type="float">
            <text:p>0.042921642176334</text:p>
          </table:table-cell>
          <table:table-cell office:value-type="float" office:value="0.08247967651135" calcext:value-type="float">
            <text:p>0.08247967651135</text:p>
          </table:table-cell>
          <table:table-cell office:value-type="float" office:value="0.896341745396216" calcext:value-type="float">
            <text:p>0.896341745396216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659030533007754" calcext:value-type="float">
            <text:p>0.659030533007754</text:p>
          </table:table-cell>
          <table:table-cell office:value-type="float" office:value="0.08247967651135" calcext:value-type="float">
            <text:p>0.08247967651135</text:p>
          </table:table-cell>
          <table:table-cell office:value-type="float" office:value="0.896341745396216" calcext:value-type="float">
            <text:p>0.896341745396216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347859043130054" calcext:value-type="float">
            <text:p>0.347859043130054</text:p>
          </table:table-cell>
          <table:table-cell office:value-type="float" office:value="0.08247967651135" calcext:value-type="float">
            <text:p>0.08247967651135</text:p>
          </table:table-cell>
          <table:table-cell office:value-type="float" office:value="0.896341745396216" calcext:value-type="float">
            <text:p>0.896341745396216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503486790048691" calcext:value-type="float">
            <text:p>0.503486790048691</text:p>
          </table:table-cell>
          <table:table-cell office:value-type="float" office:value="0.0855205075419112" calcext:value-type="float">
            <text:p>0.085520507541911</text:p>
          </table:table-cell>
          <table:table-cell office:value-type="float" office:value="0.896341745396216" calcext:value-type="float">
            <text:p>0.896341745396216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83994742117056" calcext:value-type="float">
            <text:p>0.83994742117056</text:p>
          </table:table-cell>
          <table:table-cell office:value-type="float" office:value="0.0855205075419112" calcext:value-type="float">
            <text:p>0.085520507541911</text:p>
          </table:table-cell>
          <table:table-cell office:value-type="float" office:value="0.895803267744146" calcext:value-type="float">
            <text:p>0.895803267744146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231095684105438" calcext:value-type="float">
            <text:p>0.023109568410544</text:p>
          </table:table-cell>
          <table:table-cell office:value-type="float" office:value="0.08247967651135" calcext:value-type="float">
            <text:p>0.08247967651135</text:p>
          </table:table-cell>
          <table:table-cell office:value-type="float" office:value="0.895803267744146" calcext:value-type="float">
            <text:p>0.895803267744146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124363518599542" calcext:value-type="float">
            <text:p>0.124363518599542</text:p>
          </table:table-cell>
          <table:table-cell office:value-type="float" office:value="0.08247967651135" calcext:value-type="float">
            <text:p>0.08247967651135</text:p>
          </table:table-cell>
          <table:table-cell office:value-type="float" office:value="0.895803267744146" calcext:value-type="float">
            <text:p>0.895803267744146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261175619188218" calcext:value-type="float">
            <text:p>0.261175619188218</text:p>
          </table:table-cell>
          <table:table-cell office:value-type="float" office:value="0.08247967651135" calcext:value-type="float">
            <text:p>0.08247967651135</text:p>
          </table:table-cell>
          <table:table-cell office:value-type="float" office:value="0.895803267744146" calcext:value-type="float">
            <text:p>0.895803267744146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834947506493494" calcext:value-type="float">
            <text:p>0.834947506493494</text:p>
          </table:table-cell>
          <table:table-cell office:value-type="float" office:value="0.08247967651135" calcext:value-type="float">
            <text:p>0.08247967651135</text:p>
          </table:table-cell>
          <table:table-cell office:value-type="float" office:value="0.895803267744146" calcext:value-type="float">
            <text:p>0.895803267744146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314804795955975" calcext:value-type="float">
            <text:p>0.314804795955975</text:p>
          </table:table-cell>
          <table:table-cell office:value-type="float" office:value="0.08247967651135" calcext:value-type="float">
            <text:p>0.08247967651135</text:p>
          </table:table-cell>
          <table:table-cell office:value-type="float" office:value="0.895803267744146" calcext:value-type="float">
            <text:p>0.895803267744146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768120647408809" calcext:value-type="float">
            <text:p>0.007681206474088</text:p>
          </table:table-cell>
          <table:table-cell office:value-type="float" office:value="0.079453623373872" calcext:value-type="float">
            <text:p>0.079453623373872</text:p>
          </table:table-cell>
          <table:table-cell office:value-type="float" office:value="0.895803267744146" calcext:value-type="float">
            <text:p>0.895803267744146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899750125717527" calcext:value-type="float">
            <text:p>0.899750125717527</text:p>
          </table:table-cell>
          <table:table-cell office:value-type="float" office:value="0.079453623373872" calcext:value-type="float">
            <text:p>0.079453623373872</text:p>
          </table:table-cell>
          <table:table-cell office:value-type="float" office:value="0.896341745396216" calcext:value-type="float">
            <text:p>0.896341745396216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370267536450511" calcext:value-type="float">
            <text:p>0.370267536450511</text:p>
          </table:table-cell>
          <table:table-cell office:value-type="float" office:value="0.079453623373872" calcext:value-type="float">
            <text:p>0.079453623373872</text:p>
          </table:table-cell>
          <table:table-cell office:value-type="float" office:value="0.896341745396216" calcext:value-type="float">
            <text:p>0.896341745396216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100199409269415" calcext:value-type="float">
            <text:p>0.100199409269415</text:p>
          </table:table-cell>
          <table:table-cell office:value-type="float" office:value="0.08247967651135" calcext:value-type="float">
            <text:p>0.08247967651135</text:p>
          </table:table-cell>
          <table:table-cell office:value-type="float" office:value="0.896341745396216" calcext:value-type="float">
            <text:p>0.896341745396216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43204026570203" calcext:value-type="float">
            <text:p>0.643204026570203</text:p>
          </table:table-cell>
          <table:table-cell office:value-type="float" office:value="0.08247967651135" calcext:value-type="float">
            <text:p>0.08247967651135</text:p>
          </table:table-cell>
          <table:table-cell office:value-type="float" office:value="0.895803267744146" calcext:value-type="float">
            <text:p>0.895803267744146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769889089983083" calcext:value-type="float">
            <text:p>0.769889089983083</text:p>
          </table:table-cell>
          <table:table-cell office:value-type="float" office:value="0.08247967651135" calcext:value-type="float">
            <text:p>0.08247967651135</text:p>
          </table:table-cell>
          <table:table-cell office:value-type="float" office:value="0.895803267744146" calcext:value-type="float">
            <text:p>0.895803267744146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791125335661985" calcext:value-type="float">
            <text:p>0.791125335661985</text:p>
          </table:table-cell>
          <table:table-cell office:value-type="float" office:value="0.08247967651135" calcext:value-type="float">
            <text:p>0.08247967651135</text:p>
          </table:table-cell>
          <table:table-cell office:value-type="float" office:value="0.895803267744146" calcext:value-type="float">
            <text:p>0.895803267744146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262381907470728" calcext:value-type="float">
            <text:p>0.262381907470728</text:p>
          </table:table-cell>
          <table:table-cell office:value-type="float" office:value="0.08247967651135" calcext:value-type="float">
            <text:p>0.08247967651135</text:p>
          </table:table-cell>
          <table:table-cell office:value-type="float" office:value="0.895803267744146" calcext:value-type="float">
            <text:p>0.895803267744146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346863880379255" calcext:value-type="float">
            <text:p>0.346863880379255</text:p>
          </table:table-cell>
          <table:table-cell office:value-type="float" office:value="0.08247967651135" calcext:value-type="float">
            <text:p>0.08247967651135</text:p>
          </table:table-cell>
          <table:table-cell office:value-type="float" office:value="0.895803267744146" calcext:value-type="float">
            <text:p>0.895803267744146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214653715376941" calcext:value-type="float">
            <text:p>0.214653715376941</text:p>
          </table:table-cell>
          <table:table-cell office:value-type="float" office:value="0.08247967651135" calcext:value-type="float">
            <text:p>0.08247967651135</text:p>
          </table:table-cell>
          <table:table-cell office:value-type="float" office:value="0.895803267744146" calcext:value-type="float">
            <text:p>0.895803267744146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822092897176572" calcext:value-type="float">
            <text:p>0.822092897176572</text:p>
          </table:table-cell>
          <table:table-cell office:value-type="float" office:value="0.08247967651135" calcext:value-type="float">
            <text:p>0.08247967651135</text:p>
          </table:table-cell>
          <table:table-cell office:value-type="float" office:value="0.895803267744146" calcext:value-type="float">
            <text:p>0.895803267744146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351134299665213" calcext:value-type="float">
            <text:p>0.351134299665213</text:p>
          </table:table-cell>
          <table:table-cell office:value-type="float" office:value="0.08247967651135" calcext:value-type="float">
            <text:p>0.08247967651135</text:p>
          </table:table-cell>
          <table:table-cell office:value-type="float" office:value="0.895803267744146" calcext:value-type="float">
            <text:p>0.895803267744146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599194252505881" calcext:value-type="float">
            <text:p>0.599194252505881</text:p>
          </table:table-cell>
          <table:table-cell office:value-type="float" office:value="0.08247967651135" calcext:value-type="float">
            <text:p>0.08247967651135</text:p>
          </table:table-cell>
          <table:table-cell office:value-type="float" office:value="0.895803267744146" calcext:value-type="float">
            <text:p>0.895803267744146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78351256931112" calcext:value-type="float">
            <text:p>0.578351256931112</text:p>
          </table:table-cell>
          <table:table-cell office:value-type="float" office:value="0.0855205075419112" calcext:value-type="float">
            <text:p>0.085520507541911</text:p>
          </table:table-cell>
          <table:table-cell office:value-type="float" office:value="0.895803267744146" calcext:value-type="float">
            <text:p>0.895803267744146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13580987976313" calcext:value-type="float">
            <text:p>0.413580987976313</text:p>
          </table:table-cell>
          <table:table-cell office:value-type="float" office:value="0.0855205075419112" calcext:value-type="float">
            <text:p>0.085520507541911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119850508902863" calcext:value-type="float">
            <text:p>0.119850508902863</text:p>
          </table:table-cell>
          <table:table-cell office:value-type="float" office:value="0.0855205075419112" calcext:value-type="float">
            <text:p>0.085520507541911</text:p>
          </table:table-cell>
          <table:table-cell office:value-type="float" office:value="0.894361729330454" calcext:value-type="float">
            <text:p>0.894361729330454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911613706791599" calcext:value-type="float">
            <text:p>0.911613706791599</text:p>
          </table:table-cell>
          <table:table-cell office:value-type="float" office:value="0.0855205075419112" calcext:value-type="float">
            <text:p>0.085520507541911</text:p>
          </table:table-cell>
          <table:table-cell office:value-type="float" office:value="0.895803267744146" calcext:value-type="float">
            <text:p>0.895803267744146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537855801057482" calcext:value-type="float">
            <text:p>0.053785580105748</text:p>
          </table:table-cell>
          <table:table-cell office:value-type="float" office:value="0.08247967651135" calcext:value-type="float">
            <text:p>0.08247967651135</text:p>
          </table:table-cell>
          <table:table-cell office:value-type="float" office:value="0.895803267744146" calcext:value-type="float">
            <text:p>0.895803267744146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228917586760599" calcext:value-type="float">
            <text:p>0.228917586760599</text:p>
          </table:table-cell>
          <table:table-cell office:value-type="float" office:value="0.08247967651135" calcext:value-type="float">
            <text:p>0.08247967651135</text:p>
          </table:table-cell>
          <table:table-cell office:value-type="float" office:value="0.895803267744146" calcext:value-type="float">
            <text:p>0.895803267744146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324173963061388" calcext:value-type="float">
            <text:p>0.324173963061388</text:p>
          </table:table-cell>
          <table:table-cell office:value-type="float" office:value="0.08247967651135" calcext:value-type="float">
            <text:p>0.08247967651135</text:p>
          </table:table-cell>
          <table:table-cell office:value-type="float" office:value="0.895803267744146" calcext:value-type="float">
            <text:p>0.895803267744146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350765127647161" calcext:value-type="float">
            <text:p>0.350765127647161</text:p>
          </table:table-cell>
          <table:table-cell office:value-type="float" office:value="0.08247967651135" calcext:value-type="float">
            <text:p>0.08247967651135</text:p>
          </table:table-cell>
          <table:table-cell office:value-type="float" office:value="0.895803267744146" calcext:value-type="float">
            <text:p>0.895803267744146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349288747774263" calcext:value-type="float">
            <text:p>0.349288747774263</text:p>
          </table:table-cell>
          <table:table-cell office:value-type="float" office:value="0.08247967651135" calcext:value-type="float">
            <text:p>0.08247967651135</text:p>
          </table:table-cell>
          <table:table-cell office:value-type="float" office:value="0.895803267744146" calcext:value-type="float">
            <text:p>0.895803267744146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303802129854366" calcext:value-type="float">
            <text:p>0.303802129854366</text:p>
          </table:table-cell>
          <table:table-cell office:value-type="float" office:value="0.08247967651135" calcext:value-type="float">
            <text:p>0.08247967651135</text:p>
          </table:table-cell>
          <table:table-cell office:value-type="float" office:value="0.895803267744146" calcext:value-type="float">
            <text:p>0.895803267744146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968746159965812" calcext:value-type="float">
            <text:p>0.968746159965812</text:p>
          </table:table-cell>
          <table:table-cell office:value-type="float" office:value="0.0855205075419112" calcext:value-type="float">
            <text:p>0.085520507541911</text:p>
          </table:table-cell>
          <table:table-cell office:value-type="float" office:value="0.896341745396216" calcext:value-type="float">
            <text:p>0.896341745396216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671526550460838" calcext:value-type="float">
            <text:p>0.671526550460838</text:p>
          </table:table-cell>
          <table:table-cell office:value-type="float" office:value="0.0855205075419112" calcext:value-type="float">
            <text:p>0.085520507541911</text:p>
          </table:table-cell>
          <table:table-cell office:value-type="float" office:value="0.895803267744146" calcext:value-type="float">
            <text:p>0.895803267744146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207943128373156" calcext:value-type="float">
            <text:p>0.207943128373156</text:p>
          </table:table-cell>
          <table:table-cell office:value-type="float" office:value="0.0855205075419112" calcext:value-type="float">
            <text:p>0.085520507541911</text:p>
          </table:table-cell>
          <table:table-cell office:value-type="float" office:value="0.895803267744146" calcext:value-type="float">
            <text:p>0.895803267744146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96313940120247" calcext:value-type="float">
            <text:p>0.96313940120247</text:p>
          </table:table-cell>
          <table:table-cell office:value-type="float" office:value="0.0855205075419112" calcext:value-type="float">
            <text:p>0.085520507541911</text:p>
          </table:table-cell>
          <table:table-cell office:value-type="float" office:value="0.896341745396216" calcext:value-type="float">
            <text:p>0.896341745396216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302202375042134" calcext:value-type="float">
            <text:p>0.302202375042134</text:p>
          </table:table-cell>
          <table:table-cell office:value-type="float" office:value="0.0855205075419112" calcext:value-type="float">
            <text:p>0.085520507541911</text:p>
          </table:table-cell>
          <table:table-cell office:value-type="float" office:value="0.896341745396216" calcext:value-type="float">
            <text:p>0.896341745396216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807941080954808" calcext:value-type="float">
            <text:p>0.807941080954808</text:p>
          </table:table-cell>
          <table:table-cell office:value-type="float" office:value="0.0855205075419112" calcext:value-type="float">
            <text:p>0.085520507541911</text:p>
          </table:table-cell>
          <table:table-cell office:value-type="float" office:value="0.896341745396216" calcext:value-type="float">
            <text:p>0.896341745396216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134084162750242" calcext:value-type="float">
            <text:p>0.134084162750242</text:p>
          </table:table-cell>
          <table:table-cell office:value-type="float" office:value="0.0855205075419112" calcext:value-type="float">
            <text:p>0.085520507541911</text:p>
          </table:table-cell>
          <table:table-cell office:value-type="float" office:value="0.896341745396216" calcext:value-type="float">
            <text:p>0.896341745396216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947760289194556" calcext:value-type="float">
            <text:p>0.947760289194556</text:p>
          </table:table-cell>
          <table:table-cell office:value-type="float" office:value="0.0855205075419112" calcext:value-type="float">
            <text:p>0.085520507541911</text:p>
          </table:table-cell>
          <table:table-cell office:value-type="float" office:value="0.896991957561873" calcext:value-type="float">
            <text:p>0.896991957561873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640864821168254" calcext:value-type="float">
            <text:p>0.640864821168254</text:p>
          </table:table-cell>
          <table:table-cell office:value-type="float" office:value="0.0855205075419112" calcext:value-type="float">
            <text:p>0.085520507541911</text:p>
          </table:table-cell>
          <table:table-cell office:value-type="float" office:value="0.896991957561873" calcext:value-type="float">
            <text:p>0.896991957561873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953258754250352" calcext:value-type="float">
            <text:p>0.953258754250352</text:p>
          </table:table-cell>
          <table:table-cell office:value-type="float" office:value="0.0855205075419112" calcext:value-type="float">
            <text:p>0.085520507541911</text:p>
          </table:table-cell>
          <table:table-cell office:value-type="float" office:value="0.899750125717527" calcext:value-type="float">
            <text:p>0.899750125717527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809874225933952" calcext:value-type="float">
            <text:p>0.809874225933952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899750125717527" calcext:value-type="float">
            <text:p>0.899750125717527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181590846757564" calcext:value-type="float">
            <text:p>0.181590846757564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896991957561873" calcext:value-type="float">
            <text:p>0.896991957561873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942757371537373" calcext:value-type="float">
            <text:p>0.942757371537373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899750125717527" calcext:value-type="float">
            <text:p>0.899750125717527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831241035543768" calcext:value-type="float">
            <text:p>0.831241035543768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899750125717527" calcext:value-type="float">
            <text:p>0.899750125717527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49468043578206" calcext:value-type="float">
            <text:p>0.49468043578206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899750125717527" calcext:value-type="float">
            <text:p>0.899750125717527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85531034647694" calcext:value-type="float">
            <text:p>0.85531034647694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899750125717527" calcext:value-type="float">
            <text:p>0.899750125717527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710743911819098" calcext:value-type="float">
            <text:p>0.710743911819098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899750125717527" calcext:value-type="float">
            <text:p>0.899750125717527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273494756291598" calcext:value-type="float">
            <text:p>0.273494756291598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899750125717527" calcext:value-type="float">
            <text:p>0.899750125717527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407632871891982" calcext:value-type="float">
            <text:p>0.407632871891982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899750125717527" calcext:value-type="float">
            <text:p>0.899750125717527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909761282519118" calcext:value-type="float">
            <text:p>0.909761282519118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900275147264312" calcext:value-type="float">
            <text:p>0.900275147264312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944397138700304" calcext:value-type="float">
            <text:p>0.944397138700304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904776237065733" calcext:value-type="float">
            <text:p>0.904776237065733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498632451855602" calcext:value-type="float">
            <text:p>0.498632451855602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900275147264312" calcext:value-type="float">
            <text:p>0.900275147264312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288638310127309" calcext:value-type="float">
            <text:p>0.288638310127309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900275147264312" calcext:value-type="float">
            <text:p>0.900275147264312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975895256499638" calcext:value-type="float">
            <text:p>0.975895256499638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904776237065733" calcext:value-type="float">
            <text:p>0.904776237065733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452584476278081" calcext:value-type="float">
            <text:p>0.452584476278081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904776237065733" calcext:value-type="float">
            <text:p>0.904776237065733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449906986779571" calcext:value-type="float">
            <text:p>0.044990698677957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904776237065733" calcext:value-type="float">
            <text:p>0.904776237065733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315361981518208" calcext:value-type="float">
            <text:p>0.315361981518208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904776237065733" calcext:value-type="float">
            <text:p>0.904776237065733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951906148120372" calcext:value-type="float">
            <text:p>0.951906148120372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909761282519118" calcext:value-type="float">
            <text:p>0.909761282519118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751563082474236" calcext:value-type="float">
            <text:p>0.751563082474236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909761282519118" calcext:value-type="float">
            <text:p>0.909761282519118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535790998989614" calcext:value-type="float">
            <text:p>0.535790998989614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909761282519118" calcext:value-type="float">
            <text:p>0.909761282519118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669714588835107" calcext:value-type="float">
            <text:p>0.669714588835107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909761282519118" calcext:value-type="float">
            <text:p>0.909761282519118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865174997483286" calcext:value-type="float">
            <text:p>0.865174997483286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904776237065733" calcext:value-type="float">
            <text:p>0.904776237065733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458884453903889" calcext:value-type="float">
            <text:p>0.458884453903889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904776237065733" calcext:value-type="float">
            <text:p>0.904776237065733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57855090249582" calcext:value-type="float">
            <text:p>0.57855090249582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904776237065733" calcext:value-type="float">
            <text:p>0.904776237065733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481529821849661" calcext:value-type="float">
            <text:p>0.481529821849661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904776237065733" calcext:value-type="float">
            <text:p>0.904776237065733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550615761983183" calcext:value-type="float">
            <text:p>0.550615761983183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904776237065733" calcext:value-type="float">
            <text:p>0.904776237065733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950623243808154" calcext:value-type="float">
            <text:p>0.950623243808154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909761282519118" calcext:value-type="float">
            <text:p>0.909761282519118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509865420472955" calcext:value-type="float">
            <text:p>0.509865420472955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909761282519118" calcext:value-type="float">
            <text:p>0.909761282519118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74251472966183" calcext:value-type="float">
            <text:p>0.74251472966183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909761282519118" calcext:value-type="float">
            <text:p>0.909761282519118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490794014414355" calcext:value-type="float">
            <text:p>0.490794014414355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909761282519118" calcext:value-type="float">
            <text:p>0.909761282519118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661514148706894" calcext:value-type="float">
            <text:p>0.066151414870689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909761282519118" calcext:value-type="float">
            <text:p>0.909761282519118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262490662649899" calcext:value-type="float">
            <text:p>0.262490662649899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904776237065733" calcext:value-type="float">
            <text:p>0.904776237065733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925467944078" calcext:value-type="float">
            <text:p>0.925467944078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909761282519118" calcext:value-type="float">
            <text:p>0.909761282519118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371486651658222" calcext:value-type="float">
            <text:p>0.371486651658222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909761282519118" calcext:value-type="float">
            <text:p>0.909761282519118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409419400031073" calcext:value-type="float">
            <text:p>0.409419400031073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909761282519118" calcext:value-type="float">
            <text:p>0.909761282519118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415751969733996" calcext:value-type="float">
            <text:p>0.415751969733996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909761282519118" calcext:value-type="float">
            <text:p>0.909761282519118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972615997365394" calcext:value-type="float">
            <text:p>0.09726159973654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909761282519118" calcext:value-type="float">
            <text:p>0.909761282519118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901627624479694" calcext:value-type="float">
            <text:p>0.901627624479694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909761282519118" calcext:value-type="float">
            <text:p>0.909761282519118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0444465979813289" calcext:value-type="float">
            <text:p>0.004444659798133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909761282519118" calcext:value-type="float">
            <text:p>0.909761282519118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273924543351027" calcext:value-type="float">
            <text:p>0.273924543351027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909761282519118" calcext:value-type="float">
            <text:p>0.909761282519118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1093066611168" calcext:value-type="float">
            <text:p>0.1093066611168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909761282519118" calcext:value-type="float">
            <text:p>0.909761282519118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855448412892954" calcext:value-type="float">
            <text:p>0.855448412892954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904776237065733" calcext:value-type="float">
            <text:p>0.904776237065733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257055356639025" calcext:value-type="float">
            <text:p>0.257055356639025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904776237065733" calcext:value-type="float">
            <text:p>0.904776237065733</text:p>
          </table:table-cell>
          <table:table-cell office:value-type="float" office:value="0.985465578633248" calcext:value-type="float">
            <text:p>0.98546557863324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989132092032022" calcext:value-type="float">
            <text:p>0.989132092032022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909761282519118" calcext:value-type="float">
            <text:p>0.909761282519118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926411422368127" calcext:value-type="float">
            <text:p>0.926411422368127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911613706791599" calcext:value-type="float">
            <text:p>0.911613706791599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170946032088393" calcext:value-type="float">
            <text:p>0.170946032088393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911613706791599" calcext:value-type="float">
            <text:p>0.911613706791599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303887124893252" calcext:value-type="float">
            <text:p>0.303887124893252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911613706791599" calcext:value-type="float">
            <text:p>0.911613706791599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533451449781155" calcext:value-type="float">
            <text:p>0.533451449781155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911613706791599" calcext:value-type="float">
            <text:p>0.911613706791599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17648961347647" calcext:value-type="float">
            <text:p>0.17648961347647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911613706791599" calcext:value-type="float">
            <text:p>0.911613706791599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813590774776528" calcext:value-type="float">
            <text:p>0.813590774776528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911613706791599" calcext:value-type="float">
            <text:p>0.911613706791599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705137123801259" calcext:value-type="float">
            <text:p>0.705137123801259</text:p>
          </table:table-cell>
          <table:table-cell office:value-type="float" office:value="0.0921176244407422" calcext:value-type="float">
            <text:p>0.092117624440742</text:p>
          </table:table-cell>
          <table:table-cell office:value-type="float" office:value="0.911613706791599" calcext:value-type="float">
            <text:p>0.911613706791599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257207557421399" calcext:value-type="float">
            <text:p>0.257207557421399</text:p>
          </table:table-cell>
          <table:table-cell office:value-type="float" office:value="0.0921176244407422" calcext:value-type="float">
            <text:p>0.092117624440742</text:p>
          </table:table-cell>
          <table:table-cell office:value-type="float" office:value="0.909761282519118" calcext:value-type="float">
            <text:p>0.909761282519118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250368920464985" calcext:value-type="float">
            <text:p>0.250368920464985</text:p>
          </table:table-cell>
          <table:table-cell office:value-type="float" office:value="0.0921176244407422" calcext:value-type="float">
            <text:p>0.092117624440742</text:p>
          </table:table-cell>
          <table:table-cell office:value-type="float" office:value="0.909761282519118" calcext:value-type="float">
            <text:p>0.909761282519118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335094366899279" calcext:value-type="float">
            <text:p>0.335094366899279</text:p>
          </table:table-cell>
          <table:table-cell office:value-type="float" office:value="0.0921176244407422" calcext:value-type="float">
            <text:p>0.092117624440742</text:p>
          </table:table-cell>
          <table:table-cell office:value-type="float" office:value="0.909761282519118" calcext:value-type="float">
            <text:p>0.909761282519118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751240631625261" calcext:value-type="float">
            <text:p>0.751240631625261</text:p>
          </table:table-cell>
          <table:table-cell office:value-type="float" office:value="0.0921176244407422" calcext:value-type="float">
            <text:p>0.092117624440742</text:p>
          </table:table-cell>
          <table:table-cell office:value-type="float" office:value="0.909761282519118" calcext:value-type="float">
            <text:p>0.909761282519118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487978260778608" calcext:value-type="float">
            <text:p>0.004879782607786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909761282519118" calcext:value-type="float">
            <text:p>0.909761282519118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84099320643626" calcext:value-type="float">
            <text:p>0.84099320643626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909761282519118" calcext:value-type="float">
            <text:p>0.909761282519118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229573588696657" calcext:value-type="float">
            <text:p>0.229573588696657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909761282519118" calcext:value-type="float">
            <text:p>0.909761282519118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132855477275822" calcext:value-type="float">
            <text:p>0.013285547727582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909761282519118" calcext:value-type="float">
            <text:p>0.909761282519118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949937407168794" calcext:value-type="float">
            <text:p>0.949937407168794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911613706791599" calcext:value-type="float">
            <text:p>0.911613706791599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899371464657014" calcext:value-type="float">
            <text:p>0.899371464657014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911613706791599" calcext:value-type="float">
            <text:p>0.911613706791599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962624201143886" calcext:value-type="float">
            <text:p>0.962624201143886</text:p>
          </table:table-cell>
          <table:table-cell office:value-type="float" office:value="0.0908372753538871" calcext:value-type="float">
            <text:p>0.090837275353887</text:p>
          </table:table-cell>
          <table:table-cell office:value-type="float" office:value="0.911613706791599" calcext:value-type="float">
            <text:p>0.911613706791599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43000361954927" calcext:value-type="float">
            <text:p>0.043000361954927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911613706791599" calcext:value-type="float">
            <text:p>0.911613706791599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712662612164673" calcext:value-type="float">
            <text:p>0.712662612164673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911613706791599" calcext:value-type="float">
            <text:p>0.911613706791599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510940982582122" calcext:value-type="float">
            <text:p>0.051094098258212</text:p>
          </table:table-cell>
          <table:table-cell office:value-type="float" office:value="0.0855205075419112" calcext:value-type="float">
            <text:p>0.085520507541911</text:p>
          </table:table-cell>
          <table:table-cell office:value-type="float" office:value="0.911613706791599" calcext:value-type="float">
            <text:p>0.911613706791599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407532104858577" calcext:value-type="float">
            <text:p>0.407532104858577</text:p>
          </table:table-cell>
          <table:table-cell office:value-type="float" office:value="0.0855205075419112" calcext:value-type="float">
            <text:p>0.085520507541911</text:p>
          </table:table-cell>
          <table:table-cell office:value-type="float" office:value="0.911613706791599" calcext:value-type="float">
            <text:p>0.911613706791599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475697373996154" calcext:value-type="float">
            <text:p>0.475697373996154</text:p>
          </table:table-cell>
          <table:table-cell office:value-type="float" office:value="0.0855205075419112" calcext:value-type="float">
            <text:p>0.085520507541911</text:p>
          </table:table-cell>
          <table:table-cell office:value-type="float" office:value="0.911613706791599" calcext:value-type="float">
            <text:p>0.911613706791599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34746838606941" calcext:value-type="float">
            <text:p>0.34746838606941</text:p>
          </table:table-cell>
          <table:table-cell office:value-type="float" office:value="0.0855205075419112" calcext:value-type="float">
            <text:p>0.085520507541911</text:p>
          </table:table-cell>
          <table:table-cell office:value-type="float" office:value="0.911613706791599" calcext:value-type="float">
            <text:p>0.911613706791599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407199387110964" calcext:value-type="float">
            <text:p>0.040719938711097</text:p>
          </table:table-cell>
          <table:table-cell office:value-type="float" office:value="0.08247967651135" calcext:value-type="float">
            <text:p>0.08247967651135</text:p>
          </table:table-cell>
          <table:table-cell office:value-type="float" office:value="0.911613706791599" calcext:value-type="float">
            <text:p>0.911613706791599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597566205144408" calcext:value-type="float">
            <text:p>0.597566205144408</text:p>
          </table:table-cell>
          <table:table-cell office:value-type="float" office:value="0.08247967651135" calcext:value-type="float">
            <text:p>0.08247967651135</text:p>
          </table:table-cell>
          <table:table-cell office:value-type="float" office:value="0.911613706791599" calcext:value-type="float">
            <text:p>0.911613706791599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260124673603097" calcext:value-type="float">
            <text:p>0.260124673603097</text:p>
          </table:table-cell>
          <table:table-cell office:value-type="float" office:value="0.0855205075419112" calcext:value-type="float">
            <text:p>0.085520507541911</text:p>
          </table:table-cell>
          <table:table-cell office:value-type="float" office:value="0.911613706791599" calcext:value-type="float">
            <text:p>0.911613706791599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832855855577387" calcext:value-type="float">
            <text:p>0.832855855577387</text:p>
          </table:table-cell>
          <table:table-cell office:value-type="float" office:value="0.0855205075419112" calcext:value-type="float">
            <text:p>0.085520507541911</text:p>
          </table:table-cell>
          <table:table-cell office:value-type="float" office:value="0.909761282519118" calcext:value-type="float">
            <text:p>0.909761282519118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960497505298218" calcext:value-type="float">
            <text:p>0.960497505298218</text:p>
          </table:table-cell>
          <table:table-cell office:value-type="float" office:value="0.0855205075419112" calcext:value-type="float">
            <text:p>0.085520507541911</text:p>
          </table:table-cell>
          <table:table-cell office:value-type="float" office:value="0.911613706791599" calcext:value-type="float">
            <text:p>0.911613706791599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936707568906538" calcext:value-type="float">
            <text:p>0.936707568906538</text:p>
          </table:table-cell>
          <table:table-cell office:value-type="float" office:value="0.0855205075419112" calcext:value-type="float">
            <text:p>0.085520507541911</text:p>
          </table:table-cell>
          <table:table-cell office:value-type="float" office:value="0.913399062936471" calcext:value-type="float">
            <text:p>0.913399062936471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22932023844734" calcext:value-type="float">
            <text:p>0.22932023844734</text:p>
          </table:table-cell>
          <table:table-cell office:value-type="float" office:value="0.0855205075419112" calcext:value-type="float">
            <text:p>0.085520507541911</text:p>
          </table:table-cell>
          <table:table-cell office:value-type="float" office:value="0.913399062936471" calcext:value-type="float">
            <text:p>0.913399062936471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72031310018915" calcext:value-type="float">
            <text:p>0.72031310018915</text:p>
          </table:table-cell>
          <table:table-cell office:value-type="float" office:value="0.0855205075419112" calcext:value-type="float">
            <text:p>0.085520507541911</text:p>
          </table:table-cell>
          <table:table-cell office:value-type="float" office:value="0.913399062936471" calcext:value-type="float">
            <text:p>0.913399062936471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756482324268764" calcext:value-type="float">
            <text:p>0.756482324268764</text:p>
          </table:table-cell>
          <table:table-cell office:value-type="float" office:value="0.0855205075419112" calcext:value-type="float">
            <text:p>0.085520507541911</text:p>
          </table:table-cell>
          <table:table-cell office:value-type="float" office:value="0.913399062936471" calcext:value-type="float">
            <text:p>0.913399062936471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450153925075948" calcext:value-type="float">
            <text:p>0.450153925075948</text:p>
          </table:table-cell>
          <table:table-cell office:value-type="float" office:value="0.0855205075419112" calcext:value-type="float">
            <text:p>0.085520507541911</text:p>
          </table:table-cell>
          <table:table-cell office:value-type="float" office:value="0.913399062936471" calcext:value-type="float">
            <text:p>0.913399062936471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338977388395436" calcext:value-type="float">
            <text:p>0.338977388395436</text:p>
          </table:table-cell>
          <table:table-cell office:value-type="float" office:value="0.0855205075419112" calcext:value-type="float">
            <text:p>0.085520507541911</text:p>
          </table:table-cell>
          <table:table-cell office:value-type="float" office:value="0.913399062936471" calcext:value-type="float">
            <text:p>0.913399062936471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472492052251115" calcext:value-type="float">
            <text:p>0.472492052251115</text:p>
          </table:table-cell>
          <table:table-cell office:value-type="float" office:value="0.0855205075419112" calcext:value-type="float">
            <text:p>0.085520507541911</text:p>
          </table:table-cell>
          <table:table-cell office:value-type="float" office:value="0.913399062936471" calcext:value-type="float">
            <text:p>0.913399062936471</text:p>
          </table:table-cell>
          <table:table-cell office:value-type="float" office:value="0.985964729340247" calcext:value-type="float">
            <text:p>0.98596472934024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98599436000817" calcext:value-type="float">
            <text:p>0.98599436000817</text:p>
          </table:table-cell>
          <table:table-cell office:value-type="float" office:value="0.0898360892603668" calcext:value-type="float">
            <text:p>0.089836089260367</text:p>
          </table:table-cell>
          <table:table-cell office:value-type="float" office:value="0.915821314612957" calcext:value-type="float">
            <text:p>0.915821314612957</text:p>
          </table:table-cell>
          <table:table-cell office:value-type="float" office:value="0.98599436000817" calcext:value-type="float">
            <text:p>0.985994360008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8T15:25:28.039054010</dc:date>
    <meta:editing-duration>PT1M29S</meta:editing-duration>
    <meta:editing-cycles>1</meta:editing-cycles>
    <meta:generator>LibreOffice/6.0.7.3$Linux_X86_64 LibreOffice_project/00m0$Build-3</meta:generator>
    <meta:document-statistic meta:table-count="1" meta:cell-count="20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820f71" draw:fill-color="#820f71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863cm" svg:height="19.61cm" xlink:href=".." xlink:type="simple" chart:class="chart:scatter" chart:style-name="ch1">
        <chart:legend chart:legend-position="end" svg:x="31.852cm" svg:y="8.759cm" style:legend-expansion="high" chart:style-name="ch2"/>
        <chart:plot-area chart:style-name="ch3" table:cell-range-address="buffered.A2:buffered.E401 buffered.B1:buffered.E1" chart:data-source-has-labels="row" svg:x="0.697cm" svg:y="0.392cm" svg:width="30.458cm" svg:height="18.826cm">
          <chartooo:coordinate-region svg:x="1.424cm" svg:y="0.591cm" svg:width="29.451cm" svg:height="17.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uffered.B2:buffered.B401" chart:label-cell-address="buffered.B1:buffered.B1" chart:class="chart:scatter">
            <chart:domain table:cell-range-address="buffered.A2:buffered.A401"/>
            <chart:data-point chart:repeated="400"/>
          </chart:series>
          <chart:series chart:style-name="ch8" chart:values-cell-range-address="buffered.C2:buffered.C401" chart:label-cell-address="buffered.C1:buffered.C1" chart:class="chart:scatter">
            <chart:data-point chart:repeated="400"/>
          </chart:series>
          <chart:series chart:style-name="ch9" chart:values-cell-range-address="buffered.D2:buffered.D401" chart:label-cell-address="buffered.D1:buffered.D1" chart:class="chart:scatter">
            <chart:data-point chart:repeated="400"/>
          </chart:series>
          <chart:series chart:style-name="ch10" chart:values-cell-range-address="buffered.E2:buffered.E401" chart:label-cell-address="buffered.E1:buffered.E1" chart:class="chart:scatter">
            <chart:data-point chart:repeated="4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put value</text:p>
                <draw:g>
                  <svg:desc>buffered.B1:buffered.B1</svg:desc>
                </draw:g>
              </table:table-cell>
              <table:table-cell office:value-type="string">
                <text:p>per10</text:p>
                <draw:g>
                  <svg:desc>buffered.C1:buffered.C1</svg:desc>
                </draw:g>
              </table:table-cell>
              <table:table-cell office:value-type="string">
                <text:p>per90</text:p>
                <draw:g>
                  <svg:desc>buffered.D1:buffered.D1</svg:desc>
                </draw:g>
              </table:table-cell>
              <table:table-cell office:value-type="string">
                <text:p>per99</text:p>
                <draw:g>
                  <svg:desc>buffered.E1:buffered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uffered.A2:buffered.A401</svg:desc>
                </draw:g>
              </table:table-cell>
              <table:table-cell office:value-type="float" office:value="0.60466028797962">
                <text:p>0.60466028797962</text:p>
                <draw:g>
                  <svg:desc>buffered.B2:buffered.B401</svg:desc>
                </draw:g>
              </table:table-cell>
              <table:table-cell office:value-type="float" office:value="0.60466028797962">
                <text:p>0.60466028797962</text:p>
                <draw:g>
                  <svg:desc>buffered.C2:buffered.C401</svg:desc>
                </draw:g>
              </table:table-cell>
              <table:table-cell office:value-type="float" office:value="0.60466028797962">
                <text:p>0.60466028797962</text:p>
                <draw:g>
                  <svg:desc>buffered.D2:buffered.D401</svg:desc>
                </draw:g>
              </table:table-cell>
              <table:table-cell office:value-type="float" office:value="0.60466028797962">
                <text:p>0.60466028797962</text:p>
                <draw:g>
                  <svg:desc>buffered.E2:buffered.E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40509088045012">
                <text:p>0.940509088045012</text:p>
              </table:table-cell>
              <table:table-cell office:value-type="float" office:value="0.60466028797962">
                <text:p>0.60466028797962</text:p>
              </table:table-cell>
              <table:table-cell office:value-type="float" office:value="0.940509088045012">
                <text:p>0.940509088045012</text:p>
              </table:table-cell>
              <table:table-cell office:value-type="float" office:value="0.940509088045012">
                <text:p>0.9405090880450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66456005321849">
                <text:p>0.66456005321849</text:p>
              </table:table-cell>
              <table:table-cell office:value-type="float" office:value="0.60466028797962">
                <text:p>0.60466028797962</text:p>
              </table:table-cell>
              <table:table-cell office:value-type="float" office:value="0.940509088045012">
                <text:p>0.940509088045012</text:p>
              </table:table-cell>
              <table:table-cell office:value-type="float" office:value="0.940509088045012">
                <text:p>0.9405090880450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3771418718698">
                <text:p>0.43771418718698</text:p>
              </table:table-cell>
              <table:table-cell office:value-type="float" office:value="0.43771418718698">
                <text:p>0.43771418718698</text:p>
              </table:table-cell>
              <table:table-cell office:value-type="float" office:value="0.940509088045012">
                <text:p>0.940509088045012</text:p>
              </table:table-cell>
              <table:table-cell office:value-type="float" office:value="0.940509088045012">
                <text:p>0.940509088045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24637497071266">
                <text:p>0.424637497071266</text:p>
              </table:table-cell>
              <table:table-cell office:value-type="float" office:value="0.424637497071266">
                <text:p>0.424637497071266</text:p>
              </table:table-cell>
              <table:table-cell office:value-type="float" office:value="0.940509088045012">
                <text:p>0.940509088045012</text:p>
              </table:table-cell>
              <table:table-cell office:value-type="float" office:value="0.940509088045012">
                <text:p>0.9405090880450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86823072867109">
                <text:p>0.686823072867109</text:p>
              </table:table-cell>
              <table:table-cell office:value-type="float" office:value="0.424637497071266">
                <text:p>0.424637497071266</text:p>
              </table:table-cell>
              <table:table-cell office:value-type="float" office:value="0.940509088045012">
                <text:p>0.940509088045012</text:p>
              </table:table-cell>
              <table:table-cell office:value-type="float" office:value="0.940509088045012">
                <text:p>0.9405090880450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656370192174762">
                <text:p>0.0656370192174762</text:p>
              </table:table-cell>
              <table:table-cell office:value-type="float" office:value="0.0656370192174762">
                <text:p>0.0656370192174762</text:p>
              </table:table-cell>
              <table:table-cell office:value-type="float" office:value="0.940509088045012">
                <text:p>0.940509088045012</text:p>
              </table:table-cell>
              <table:table-cell office:value-type="float" office:value="0.940509088045012">
                <text:p>0.940509088045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56519254732791">
                <text:p>0.156519254732791</text:p>
              </table:table-cell>
              <table:table-cell office:value-type="float" office:value="0.0656370192174762">
                <text:p>0.0656370192174762</text:p>
              </table:table-cell>
              <table:table-cell office:value-type="float" office:value="0.940509088045012">
                <text:p>0.940509088045012</text:p>
              </table:table-cell>
              <table:table-cell office:value-type="float" office:value="0.940509088045012">
                <text:p>0.9405090880450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0656370192174762">
                <text:p>0.0656370192174762</text:p>
              </table:table-cell>
              <table:table-cell office:value-type="float" office:value="0.940509088045012">
                <text:p>0.940509088045012</text:p>
              </table:table-cell>
              <table:table-cell office:value-type="float" office:value="0.940509088045012">
                <text:p>0.9405090880450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300911860585287">
                <text:p>0.300911860585287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940509088045012">
                <text:p>0.940509088045012</text:p>
              </table:table-cell>
              <table:table-cell office:value-type="float" office:value="0.940509088045012">
                <text:p>0.9405090880450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515212628502065">
                <text:p>0.515212628502065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686823072867109">
                <text:p>0.686823072867109</text:p>
              </table:table-cell>
              <table:table-cell office:value-type="float" office:value="0.940509088045012">
                <text:p>0.9405090880450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13639960990097">
                <text:p>0.813639960990097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13639960990097">
                <text:p>0.813639960990097</text:p>
              </table:table-cell>
              <table:table-cell office:value-type="float" office:value="0.940509088045012">
                <text:p>0.9405090880450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214263872582375">
                <text:p>0.214263872582375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13639960990097">
                <text:p>0.813639960990097</text:p>
              </table:table-cell>
              <table:table-cell office:value-type="float" office:value="0.940509088045012">
                <text:p>0.9405090880450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380657189299686">
                <text:p>0.380657189299686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13639960990097">
                <text:p>0.813639960990097</text:p>
              </table:table-cell>
              <table:table-cell office:value-type="float" office:value="0.940509088045012">
                <text:p>0.9405090880450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31805817433033">
                <text:p>0.31805817433033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13639960990097">
                <text:p>0.813639960990097</text:p>
              </table:table-cell>
              <table:table-cell office:value-type="float" office:value="0.940509088045012">
                <text:p>0.9405090880450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468889844902423">
                <text:p>0.468889844902423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13639960990097">
                <text:p>0.813639960990097</text:p>
              </table:table-cell>
              <table:table-cell office:value-type="float" office:value="0.940509088045012">
                <text:p>0.9405090880450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283034151180445">
                <text:p>0.283034151180445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13639960990097">
                <text:p>0.813639960990097</text:p>
              </table:table-cell>
              <table:table-cell office:value-type="float" office:value="0.940509088045012">
                <text:p>0.9405090880450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293101857336816">
                <text:p>0.293101857336816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13639960990097">
                <text:p>0.813639960990097</text:p>
              </table:table-cell>
              <table:table-cell office:value-type="float" office:value="0.940509088045012">
                <text:p>0.940509088045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79084675920216">
                <text:p>0.679084675920216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13639960990097">
                <text:p>0.813639960990097</text:p>
              </table:table-cell>
              <table:table-cell office:value-type="float" office:value="0.940509088045012">
                <text:p>0.9405090880450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18553052592764">
                <text:p>0.218553052592764</text:p>
              </table:table-cell>
              <table:table-cell office:value-type="float" office:value="0.156519254732791">
                <text:p>0.156519254732791</text:p>
              </table:table-cell>
              <table:table-cell office:value-type="float" office:value="0.813639960990097">
                <text:p>0.813639960990097</text:p>
              </table:table-cell>
              <table:table-cell office:value-type="float" office:value="0.940509088045012">
                <text:p>0.9405090880450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203186876647323">
                <text:p>0.203186876647323</text:p>
              </table:table-cell>
              <table:table-cell office:value-type="float" office:value="0.156519254732791">
                <text:p>0.156519254732791</text:p>
              </table:table-cell>
              <table:table-cell office:value-type="float" office:value="0.686823072867109">
                <text:p>0.686823072867109</text:p>
              </table:table-cell>
              <table:table-cell office:value-type="float" office:value="0.940509088045012">
                <text:p>0.9405090880450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360871416856906">
                <text:p>0.360871416856906</text:p>
              </table:table-cell>
              <table:table-cell office:value-type="float" office:value="0.156519254732791">
                <text:p>0.156519254732791</text:p>
              </table:table-cell>
              <table:table-cell office:value-type="float" office:value="0.686823072867109">
                <text:p>0.686823072867109</text:p>
              </table:table-cell>
              <table:table-cell office:value-type="float" office:value="0.940509088045012">
                <text:p>0.9405090880450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570673276071023">
                <text:p>0.570673276071023</text:p>
              </table:table-cell>
              <table:table-cell office:value-type="float" office:value="0.156519254732791">
                <text:p>0.156519254732791</text:p>
              </table:table-cell>
              <table:table-cell office:value-type="float" office:value="0.686823072867109">
                <text:p>0.686823072867109</text:p>
              </table:table-cell>
              <table:table-cell office:value-type="float" office:value="0.940509088045012">
                <text:p>0.9405090880450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62491437447886">
                <text:p>0.862491437447886</text:p>
              </table:table-cell>
              <table:table-cell office:value-type="float" office:value="0.156519254732791">
                <text:p>0.156519254732791</text:p>
              </table:table-cell>
              <table:table-cell office:value-type="float" office:value="0.813639960990097">
                <text:p>0.813639960990097</text:p>
              </table:table-cell>
              <table:table-cell office:value-type="float" office:value="0.940509088045012">
                <text:p>0.9405090880450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293114244553858">
                <text:p>0.293114244553858</text:p>
              </table:table-cell>
              <table:table-cell office:value-type="float" office:value="0.156519254732791">
                <text:p>0.156519254732791</text:p>
              </table:table-cell>
              <table:table-cell office:value-type="float" office:value="0.813639960990097">
                <text:p>0.813639960990097</text:p>
              </table:table-cell>
              <table:table-cell office:value-type="float" office:value="0.940509088045012">
                <text:p>0.9405090880450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297082563556292">
                <text:p>0.297082563556292</text:p>
              </table:table-cell>
              <table:table-cell office:value-type="float" office:value="0.156519254732791">
                <text:p>0.156519254732791</text:p>
              </table:table-cell>
              <table:table-cell office:value-type="float" office:value="0.813639960990097">
                <text:p>0.813639960990097</text:p>
              </table:table-cell>
              <table:table-cell office:value-type="float" office:value="0.940509088045012">
                <text:p>0.9405090880450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752573035551612">
                <text:p>0.752573035551612</text:p>
              </table:table-cell>
              <table:table-cell office:value-type="float" office:value="0.156519254732791">
                <text:p>0.156519254732791</text:p>
              </table:table-cell>
              <table:table-cell office:value-type="float" office:value="0.813639960990097">
                <text:p>0.813639960990097</text:p>
              </table:table-cell>
              <table:table-cell office:value-type="float" office:value="0.940509088045012">
                <text:p>0.9405090880450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206582661913699">
                <text:p>0.206582661913699</text:p>
              </table:table-cell>
              <table:table-cell office:value-type="float" office:value="0.156519254732791">
                <text:p>0.156519254732791</text:p>
              </table:table-cell>
              <table:table-cell office:value-type="float" office:value="0.813639960990097">
                <text:p>0.813639960990097</text:p>
              </table:table-cell>
              <table:table-cell office:value-type="float" office:value="0.940509088045012">
                <text:p>0.9405090880450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65335013001561">
                <text:p>0.865335013001561</text:p>
              </table:table-cell>
              <table:table-cell office:value-type="float" office:value="0.156519254732791">
                <text:p>0.156519254732791</text:p>
              </table:table-cell>
              <table:table-cell office:value-type="float" office:value="0.862491437447886">
                <text:p>0.862491437447886</text:p>
              </table:table-cell>
              <table:table-cell office:value-type="float" office:value="0.940509088045012">
                <text:p>0.9405090880450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96719165746635">
                <text:p>0.696719165746635</text:p>
              </table:table-cell>
              <table:table-cell office:value-type="float" office:value="0.203186876647323">
                <text:p>0.203186876647323</text:p>
              </table:table-cell>
              <table:table-cell office:value-type="float" office:value="0.862491437447886">
                <text:p>0.862491437447886</text:p>
              </table:table-cell>
              <table:table-cell office:value-type="float" office:value="0.940509088045012">
                <text:p>0.9405090880450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523820306050001">
                <text:p>0.523820306050001</text:p>
              </table:table-cell>
              <table:table-cell office:value-type="float" office:value="0.203186876647323">
                <text:p>0.203186876647323</text:p>
              </table:table-cell>
              <table:table-cell office:value-type="float" office:value="0.813639960990097">
                <text:p>0.813639960990097</text:p>
              </table:table-cell>
              <table:table-cell office:value-type="float" office:value="0.940509088045012">
                <text:p>0.9405090880450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2830308332589">
                <text:p>0.02830308332589</text:p>
              </table:table-cell>
              <table:table-cell office:value-type="float" office:value="0.156519254732791">
                <text:p>0.156519254732791</text:p>
              </table:table-cell>
              <table:table-cell office:value-type="float" office:value="0.813639960990097">
                <text:p>0.813639960990097</text:p>
              </table:table-cell>
              <table:table-cell office:value-type="float" office:value="0.940509088045012">
                <text:p>0.9405090880450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158328277745128">
                <text:p>0.158328277745128</text:p>
              </table:table-cell>
              <table:table-cell office:value-type="float" office:value="0.156519254732791">
                <text:p>0.156519254732791</text:p>
              </table:table-cell>
              <table:table-cell office:value-type="float" office:value="0.813639960990097">
                <text:p>0.813639960990097</text:p>
              </table:table-cell>
              <table:table-cell office:value-type="float" office:value="0.940509088045012">
                <text:p>0.9405090880450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607253439545515">
                <text:p>0.607253439545515</text:p>
              </table:table-cell>
              <table:table-cell office:value-type="float" office:value="0.156519254732791">
                <text:p>0.156519254732791</text:p>
              </table:table-cell>
              <table:table-cell office:value-type="float" office:value="0.813639960990097">
                <text:p>0.813639960990097</text:p>
              </table:table-cell>
              <table:table-cell office:value-type="float" office:value="0.940509088045012">
                <text:p>0.9405090880450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75241618860578">
                <text:p>0.975241618860578</text:p>
              </table:table-cell>
              <table:table-cell office:value-type="float" office:value="0.156519254732791">
                <text:p>0.156519254732791</text:p>
              </table:table-cell>
              <table:table-cell office:value-type="float" office:value="0.862491437447886">
                <text:p>0.862491437447886</text:p>
              </table:table-cell>
              <table:table-cell office:value-type="float" office:value="0.975241618860578">
                <text:p>0.9752416188605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79453623373872">
                <text:p>0.079453623373872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62491437447886">
                <text:p>0.862491437447886</text:p>
              </table:table-cell>
              <table:table-cell office:value-type="float" office:value="0.975241618860578">
                <text:p>0.9752416188605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594808597683063">
                <text:p>0.594808597683063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62491437447886">
                <text:p>0.862491437447886</text:p>
              </table:table-cell>
              <table:table-cell office:value-type="float" office:value="0.975241618860578">
                <text:p>0.9752416188605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591206513138753">
                <text:p>0.0591206513138753</text:p>
              </table:table-cell>
              <table:table-cell office:value-type="float" office:value="0.079453623373872">
                <text:p>0.079453623373872</text:p>
              </table:table-cell>
              <table:table-cell office:value-type="float" office:value="0.862491437447886">
                <text:p>0.862491437447886</text:p>
              </table:table-cell>
              <table:table-cell office:value-type="float" office:value="0.975241618860578">
                <text:p>0.9752416188605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92024587353112">
                <text:p>0.692024587353112</text:p>
              </table:table-cell>
              <table:table-cell office:value-type="float" office:value="0.079453623373872">
                <text:p>0.079453623373872</text:p>
              </table:table-cell>
              <table:table-cell office:value-type="float" office:value="0.862491437447886">
                <text:p>0.862491437447886</text:p>
              </table:table-cell>
              <table:table-cell office:value-type="float" office:value="0.975241618860578">
                <text:p>0.9752416188605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30152268100656">
                <text:p>0.30152268100656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62491437447886">
                <text:p>0.862491437447886</text:p>
              </table:table-cell>
              <table:table-cell office:value-type="float" office:value="0.975241618860578">
                <text:p>0.9752416188605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173266238182705">
                <text:p>0.173266238182705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13639960990097">
                <text:p>0.813639960990097</text:p>
              </table:table-cell>
              <table:table-cell office:value-type="float" office:value="0.975241618860578">
                <text:p>0.9752416188605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541099855008735">
                <text:p>0.541099855008735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13639960990097">
                <text:p>0.813639960990097</text:p>
              </table:table-cell>
              <table:table-cell office:value-type="float" office:value="0.975241618860578">
                <text:p>0.9752416188605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544155573000885">
                <text:p>0.544155573000885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13639960990097">
                <text:p>0.813639960990097</text:p>
              </table:table-cell>
              <table:table-cell office:value-type="float" office:value="0.975241618860578">
                <text:p>0.9752416188605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278507621816109">
                <text:p>0.278507621816109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13639960990097">
                <text:p>0.813639960990097</text:p>
              </table:table-cell>
              <table:table-cell office:value-type="float" office:value="0.975241618860578">
                <text:p>0.9752416188605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23152201571828">
                <text:p>0.423152201571828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13639960990097">
                <text:p>0.813639960990097</text:p>
              </table:table-cell>
              <table:table-cell office:value-type="float" office:value="0.975241618860578">
                <text:p>0.9752416188605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530585715350705">
                <text:p>0.530585715350705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13639960990097">
                <text:p>0.813639960990097</text:p>
              </table:table-cell>
              <table:table-cell office:value-type="float" office:value="0.975241618860578">
                <text:p>0.9752416188605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25354050051506">
                <text:p>0.25354050051506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13639960990097">
                <text:p>0.813639960990097</text:p>
              </table:table-cell>
              <table:table-cell office:value-type="float" office:value="0.975241618860578">
                <text:p>0.9752416188605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282080994964925">
                <text:p>0.282080994964925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13639960990097">
                <text:p>0.813639960990097</text:p>
              </table:table-cell>
              <table:table-cell office:value-type="float" office:value="0.975241618860578">
                <text:p>0.9752416188605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788604915019345">
                <text:p>0.788604915019345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13639960990097">
                <text:p>0.813639960990097</text:p>
              </table:table-cell>
              <table:table-cell office:value-type="float" office:value="0.975241618860578">
                <text:p>0.9752416188605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361805480480317">
                <text:p>0.361805480480317</text:p>
              </table:table-cell>
              <table:table-cell office:value-type="float" office:value="0.156519254732791">
                <text:p>0.156519254732791</text:p>
              </table:table-cell>
              <table:table-cell office:value-type="float" office:value="0.813639960990097">
                <text:p>0.813639960990097</text:p>
              </table:table-cell>
              <table:table-cell office:value-type="float" office:value="0.975241618860578">
                <text:p>0.9752416188605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880543122741617">
                <text:p>0.880543122741617</text:p>
              </table:table-cell>
              <table:table-cell office:value-type="float" office:value="0.156519254732791">
                <text:p>0.156519254732791</text:p>
              </table:table-cell>
              <table:table-cell office:value-type="float" office:value="0.813639960990097">
                <text:p>0.813639960990097</text:p>
              </table:table-cell>
              <table:table-cell office:value-type="float" office:value="0.975241618860578">
                <text:p>0.9752416188605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297112260639771">
                <text:p>0.297112260639771</text:p>
              </table:table-cell>
              <table:table-cell office:value-type="float" office:value="0.156519254732791">
                <text:p>0.156519254732791</text:p>
              </table:table-cell>
              <table:table-cell office:value-type="float" office:value="0.813639960990097">
                <text:p>0.813639960990097</text:p>
              </table:table-cell>
              <table:table-cell office:value-type="float" office:value="0.975241618860578">
                <text:p>0.9752416188605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156519254732791">
                <text:p>0.156519254732791</text:p>
              </table:table-cell>
              <table:table-cell office:value-type="float" office:value="0.862491437447886">
                <text:p>0.862491437447886</text:p>
              </table:table-cell>
              <table:table-cell office:value-type="float" office:value="0.975241618860578">
                <text:p>0.9752416188605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62491437447886">
                <text:p>0.862491437447886</text:p>
              </table:table-cell>
              <table:table-cell office:value-type="float" office:value="0.975241618860578">
                <text:p>0.9752416188605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976916868586262">
                <text:p>0.976916868586262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65335013001561">
                <text:p>0.865335013001561</text:p>
              </table:table-cell>
              <table:table-cell office:value-type="float" office:value="0.976916868586262">
                <text:p>0.9769168685862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74290998949843">
                <text:p>0.074290998949843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65335013001561">
                <text:p>0.865335013001561</text:p>
              </table:table-cell>
              <table:table-cell office:value-type="float" office:value="0.976916868586262">
                <text:p>0.9769168685862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222289417006788">
                <text:p>0.222289417006788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65335013001561">
                <text:p>0.865335013001561</text:p>
              </table:table-cell>
              <table:table-cell office:value-type="float" office:value="0.976916868586262">
                <text:p>0.9769168685862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681078312392571">
                <text:p>0.681078312392571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65335013001561">
                <text:p>0.865335013001561</text:p>
              </table:table-cell>
              <table:table-cell office:value-type="float" office:value="0.976916868586262">
                <text:p>0.9769168685862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241515088547153">
                <text:p>0.241515088547153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65335013001561">
                <text:p>0.865335013001561</text:p>
              </table:table-cell>
              <table:table-cell office:value-type="float" office:value="0.976916868586262">
                <text:p>0.9769168685862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311522444310525">
                <text:p>0.311522444310525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65335013001561">
                <text:p>0.865335013001561</text:p>
              </table:table-cell>
              <table:table-cell office:value-type="float" office:value="0.976916868586262">
                <text:p>0.9769168685862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932846428518434">
                <text:p>0.932846428518434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65335013001561">
                <text:p>0.865335013001561</text:p>
              </table:table-cell>
              <table:table-cell office:value-type="float" office:value="0.976916868586262">
                <text:p>0.9769168685862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741848959991823">
                <text:p>0.741848959991823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65335013001561">
                <text:p>0.865335013001561</text:p>
              </table:table-cell>
              <table:table-cell office:value-type="float" office:value="0.976916868586262">
                <text:p>0.9769168685862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801055042652661">
                <text:p>0.801055042652661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65335013001561">
                <text:p>0.865335013001561</text:p>
              </table:table-cell>
              <table:table-cell office:value-type="float" office:value="0.976916868586262">
                <text:p>0.9769168685862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730231477294808">
                <text:p>0.730231477294808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65335013001561">
                <text:p>0.865335013001561</text:p>
              </table:table-cell>
              <table:table-cell office:value-type="float" office:value="0.976916868586262">
                <text:p>0.9769168685862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182924916453908">
                <text:p>0.182924916453908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65335013001561">
                <text:p>0.865335013001561</text:p>
              </table:table-cell>
              <table:table-cell office:value-type="float" office:value="0.976916868586262">
                <text:p>0.9769168685862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428357081806808">
                <text:p>0.428357081806808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65335013001561">
                <text:p>0.865335013001561</text:p>
              </table:table-cell>
              <table:table-cell office:value-type="float" office:value="0.976916868586262">
                <text:p>0.9769168685862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896991957561873">
                <text:p>0.896991957561873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80543122741617">
                <text:p>0.880543122741617</text:p>
              </table:table-cell>
              <table:table-cell office:value-type="float" office:value="0.976916868586262">
                <text:p>0.9769168685862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682653488013244">
                <text:p>0.682653488013244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80543122741617">
                <text:p>0.880543122741617</text:p>
              </table:table-cell>
              <table:table-cell office:value-type="float" office:value="0.976916868586262">
                <text:p>0.9769168685862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978929355576688">
                <text:p>0.978929355576688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922212258921727">
                <text:p>0.922212258921727</text:p>
              </table:table-cell>
              <table:table-cell office:value-type="float" office:value="0.156519254732791">
                <text:p>0.156519254732791</text:p>
              </table:table-cell>
              <table:table-cell office:value-type="float" office:value="0.896991957561873">
                <text:p>0.896991957561873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49314199770488">
                <text:p>0.49314199770488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926986803574414">
                <text:p>0.926986803574414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96991957561873">
                <text:p>0.896991957561873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954945440416782">
                <text:p>0.954945440416782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922212258921727">
                <text:p>0.922212258921727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347953963628223">
                <text:p>0.347953963628223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922212258921727">
                <text:p>0.922212258921727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690838831505679">
                <text:p>0.690838831505679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922212258921727">
                <text:p>0.922212258921727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710907195299995">
                <text:p>0.710907195299995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922212258921727">
                <text:p>0.922212258921727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563779595815264">
                <text:p>0.563779595815264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922212258921727">
                <text:p>0.922212258921727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64948946059294">
                <text:p>0.64948946059294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922212258921727">
                <text:p>0.922212258921727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551765049012775">
                <text:p>0.551765049012775</text:p>
              </table:table-cell>
              <table:table-cell office:value-type="float" office:value="0.156519254732791">
                <text:p>0.156519254732791</text:p>
              </table:table-cell>
              <table:table-cell office:value-type="float" office:value="0.922212258921727">
                <text:p>0.922212258921727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755823507491598">
                <text:p>0.755823507491598</text:p>
              </table:table-cell>
              <table:table-cell office:value-type="float" office:value="0.156519254732791">
                <text:p>0.156519254732791</text:p>
              </table:table-cell>
              <table:table-cell office:value-type="float" office:value="0.896991957561873">
                <text:p>0.896991957561873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4038032857957">
                <text:p>0.4038032857957</text:p>
              </table:table-cell>
              <table:table-cell office:value-type="float" office:value="0.156519254732791">
                <text:p>0.156519254732791</text:p>
              </table:table-cell>
              <table:table-cell office:value-type="float" office:value="0.896991957561873">
                <text:p>0.896991957561873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130651117028972">
                <text:p>0.130651117028972</text:p>
              </table:table-cell>
              <table:table-cell office:value-type="float" office:value="0.130651117028972">
                <text:p>0.130651117028972</text:p>
              </table:table-cell>
              <table:table-cell office:value-type="float" office:value="0.896991957561873">
                <text:p>0.896991957561873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985964729340247">
                <text:p>0.985964729340247</text:p>
              </table:table-cell>
              <table:table-cell office:value-type="float" office:value="0.130651117028972">
                <text:p>0.130651117028972</text:p>
              </table:table-cell>
              <table:table-cell office:value-type="float" office:value="0.922212258921727">
                <text:p>0.922212258921727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896341745396216">
                <text:p>0.896341745396216</text:p>
              </table:table-cell>
              <table:table-cell office:value-type="float" office:value="0.130651117028972">
                <text:p>0.130651117028972</text:p>
              </table:table-cell>
              <table:table-cell office:value-type="float" office:value="0.922212258921727">
                <text:p>0.922212258921727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322083970520882">
                <text:p>0.322083970520882</text:p>
              </table:table-cell>
              <table:table-cell office:value-type="float" office:value="0.130651117028972">
                <text:p>0.130651117028972</text:p>
              </table:table-cell>
              <table:table-cell office:value-type="float" office:value="0.922212258921727">
                <text:p>0.922212258921727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721147765192674">
                <text:p>0.721147765192674</text:p>
              </table:table-cell>
              <table:table-cell office:value-type="float" office:value="0.130651117028972">
                <text:p>0.130651117028972</text:p>
              </table:table-cell>
              <table:table-cell office:value-type="float" office:value="0.922212258921727">
                <text:p>0.922212258921727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644539782509329">
                <text:p>0.644539782509329</text:p>
              </table:table-cell>
              <table:table-cell office:value-type="float" office:value="0.130651117028972">
                <text:p>0.130651117028972</text:p>
              </table:table-cell>
              <table:table-cell office:value-type="float" office:value="0.922212258921727">
                <text:p>0.922212258921727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855205075419112">
                <text:p>0.0855205075419112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922212258921727">
                <text:p>0.922212258921727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669575297699774">
                <text:p>0.669575297699774</text:p>
              </table:table-cell>
              <table:table-cell office:value-type="float" office:value="0.130651117028972">
                <text:p>0.130651117028972</text:p>
              </table:table-cell>
              <table:table-cell office:value-type="float" office:value="0.922212258921727">
                <text:p>0.922212258921727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622728317363704">
                <text:p>0.622728317363704</text:p>
              </table:table-cell>
              <table:table-cell office:value-type="float" office:value="0.130651117028972">
                <text:p>0.130651117028972</text:p>
              </table:table-cell>
              <table:table-cell office:value-type="float" office:value="0.896991957561873">
                <text:p>0.896991957561873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369692843639822">
                <text:p>0.369692843639822</text:p>
              </table:table-cell>
              <table:table-cell office:value-type="float" office:value="0.130651117028972">
                <text:p>0.130651117028972</text:p>
              </table:table-cell>
              <table:table-cell office:value-type="float" office:value="0.896991957561873">
                <text:p>0.896991957561873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236822546805485">
                <text:p>0.236822546805485</text:p>
              </table:table-cell>
              <table:table-cell office:value-type="float" office:value="0.130651117028972">
                <text:p>0.130651117028972</text:p>
              </table:table-cell>
              <table:table-cell office:value-type="float" office:value="0.896991957561873">
                <text:p>0.896991957561873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535281890634406">
                <text:p>0.535281890634406</text:p>
              </table:table-cell>
              <table:table-cell office:value-type="float" office:value="0.130651117028972">
                <text:p>0.130651117028972</text:p>
              </table:table-cell>
              <table:table-cell office:value-type="float" office:value="0.896991957561873">
                <text:p>0.896991957561873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187246101401053">
                <text:p>0.187246101401053</text:p>
              </table:table-cell>
              <table:table-cell office:value-type="float" office:value="0.130651117028972">
                <text:p>0.130651117028972</text:p>
              </table:table-cell>
              <table:table-cell office:value-type="float" office:value="0.896991957561873">
                <text:p>0.896991957561873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238840702805319">
                <text:p>0.238840702805319</text:p>
              </table:table-cell>
              <table:table-cell office:value-type="float" office:value="0.130651117028972">
                <text:p>0.130651117028972</text:p>
              </table:table-cell>
              <table:table-cell office:value-type="float" office:value="0.896991957561873">
                <text:p>0.896991957561873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628098171218363">
                <text:p>0.628098171218363</text:p>
              </table:table-cell>
              <table:table-cell office:value-type="float" office:value="0.130651117028972">
                <text:p>0.130651117028972</text:p>
              </table:table-cell>
              <table:table-cell office:value-type="float" office:value="0.896991957561873">
                <text:p>0.896991957561873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126752929372601">
                <text:p>0.126752929372601</text:p>
              </table:table-cell>
              <table:table-cell office:value-type="float" office:value="0.126752929372601">
                <text:p>0.126752929372601</text:p>
              </table:table-cell>
              <table:table-cell office:value-type="float" office:value="0.896991957561873">
                <text:p>0.896991957561873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281330293805359">
                <text:p>0.281330293805359</text:p>
              </table:table-cell>
              <table:table-cell office:value-type="float" office:value="0.126752929372601">
                <text:p>0.126752929372601</text:p>
              </table:table-cell>
              <table:table-cell office:value-type="float" office:value="0.896991957561873">
                <text:p>0.896991957561873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410322844356283">
                <text:p>0.410322844356283</text:p>
              </table:table-cell>
              <table:table-cell office:value-type="float" office:value="0.130651117028972">
                <text:p>0.130651117028972</text:p>
              </table:table-cell>
              <table:table-cell office:value-type="float" office:value="0.896991957561873">
                <text:p>0.896991957561873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434912473891458">
                <text:p>0.434912473891458</text:p>
              </table:table-cell>
              <table:table-cell office:value-type="float" office:value="0.130651117028972">
                <text:p>0.130651117028972</text:p>
              </table:table-cell>
              <table:table-cell office:value-type="float" office:value="0.896341745396216">
                <text:p>0.896341745396216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62509502830053">
                <text:p>0.62509502830053</text:p>
              </table:table-cell>
              <table:table-cell office:value-type="float" office:value="0.130651117028972">
                <text:p>0.130651117028972</text:p>
              </table:table-cell>
              <table:table-cell office:value-type="float" office:value="0.896341745396216">
                <text:p>0.896341745396216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550146920507723">
                <text:p>0.550146920507723</text:p>
              </table:table-cell>
              <table:table-cell office:value-type="float" office:value="0.130651117028972">
                <text:p>0.130651117028972</text:p>
              </table:table-cell>
              <table:table-cell office:value-type="float" office:value="0.896341745396216">
                <text:p>0.896341745396216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62360882645293">
                <text:p>0.62360882645293</text:p>
              </table:table-cell>
              <table:table-cell office:value-type="float" office:value="0.130651117028972">
                <text:p>0.130651117028972</text:p>
              </table:table-cell>
              <table:table-cell office:value-type="float" office:value="0.896341745396216">
                <text:p>0.896341745396216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729180726734298">
                <text:p>0.729180726734298</text:p>
              </table:table-cell>
              <table:table-cell office:value-type="float" office:value="0.130651117028972">
                <text:p>0.130651117028972</text:p>
              </table:table-cell>
              <table:table-cell office:value-type="float" office:value="0.896341745396216">
                <text:p>0.896341745396216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830533918994806">
                <text:p>0.830533918994806</text:p>
              </table:table-cell>
              <table:table-cell office:value-type="float" office:value="0.130651117028972">
                <text:p>0.130651117028972</text:p>
              </table:table-cell>
              <table:table-cell office:value-type="float" office:value="0.896341745396216">
                <text:p>0.896341745396216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000513815516121361">
                <text:p>0.000513815516121361</text:p>
              </table:table-cell>
              <table:table-cell office:value-type="float" office:value="0.126752929372601">
                <text:p>0.126752929372601</text:p>
              </table:table-cell>
              <table:table-cell office:value-type="float" office:value="0.896341745396216">
                <text:p>0.896341745396216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736068601495431">
                <text:p>0.736068601495431</text:p>
              </table:table-cell>
              <table:table-cell office:value-type="float" office:value="0.126752929372601">
                <text:p>0.126752929372601</text:p>
              </table:table-cell>
              <table:table-cell office:value-type="float" office:value="0.896341745396216">
                <text:p>0.896341745396216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399983762856995">
                <text:p>0.399983762856995</text:p>
              </table:table-cell>
              <table:table-cell office:value-type="float" office:value="0.126752929372601">
                <text:p>0.126752929372601</text:p>
              </table:table-cell>
              <table:table-cell office:value-type="float" office:value="0.896341745396216">
                <text:p>0.896341745396216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497868113342702">
                <text:p>0.497868113342702</text:p>
              </table:table-cell>
              <table:table-cell office:value-type="float" office:value="0.130651117028972">
                <text:p>0.130651117028972</text:p>
              </table:table-cell>
              <table:table-cell office:value-type="float" office:value="0.896341745396216">
                <text:p>0.896341745396216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603978102282927">
                <text:p>0.603978102282927</text:p>
              </table:table-cell>
              <table:table-cell office:value-type="float" office:value="0.130651117028972">
                <text:p>0.130651117028972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409618277884993">
                <text:p>0.409618277884993</text:p>
              </table:table-cell>
              <table:table-cell office:value-type="float" office:value="0.130651117028972">
                <text:p>0.130651117028972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0296712812748865">
                <text:p>0.0296712812748865</text:p>
              </table:table-cell>
              <table:table-cell office:value-type="float" office:value="0.126752929372601">
                <text:p>0.126752929372601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00190389451423664">
                <text:p>0.00190389451423664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00284304117486256">
                <text:p>0.00284304117486256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915821314612957">
                <text:p>0.915821314612957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96341745396216">
                <text:p>0.896341745396216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589834185004919">
                <text:p>0.589834185004919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96341745396216">
                <text:p>0.896341745396216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559392449071014">
                <text:p>0.559392449071014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96341745396216">
                <text:p>0.896341745396216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815405170933361">
                <text:p>0.815405170933361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96341745396216">
                <text:p>0.896341745396216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8780117586524">
                <text:p>0.8780117586524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96341745396216">
                <text:p>0.896341745396216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458442478575651">
                <text:p>0.458442478575651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600165595323331">
                <text:p>0.600165595323331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0262651506096894">
                <text:p>0.0262651506096894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845832787248042">
                <text:p>0.845832787248042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249693201163494">
                <text:p>0.249693201163494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641784290799583">
                <text:p>0.641784290799583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247466607836629">
                <text:p>0.247466607836629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173655844723133">
                <text:p>0.173655844723133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592623753212446">
                <text:p>0.592623753212446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814394550967021">
                <text:p>0.814394550967021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69383813651721">
                <text:p>0.69383813651721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80543122741617">
                <text:p>0.880543122741617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0303225478330069">
                <text:p>0.0303225478330069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80543122741617">
                <text:p>0.880543122741617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539210105890946">
                <text:p>0.539210105890946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80543122741617">
                <text:p>0.880543122741617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975674814987316">
                <text:p>0.975674814987316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750763056479599">
                <text:p>0.750763056479599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294006312795015">
                <text:p>0.294006312795015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753161277736759">
                <text:p>0.753161277736759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150964044979607">
                <text:p>0.150964044979607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355767265409237">
                <text:p>0.355767265409237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831930852969816">
                <text:p>0.831930852969816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231830041937677">
                <text:p>0.231830041937677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80543122741617">
                <text:p>0.880543122741617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627834605000023">
                <text:p>0.627834605000023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80543122741617">
                <text:p>0.880543122741617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498394301275976">
                <text:p>0.498394301275976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80543122741617">
                <text:p>0.880543122741617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80543122741617">
                <text:p>0.880543122741617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025193959794895">
                <text:p>0.025193959794895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880543122741617">
                <text:p>0.880543122741617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392216183154025">
                <text:p>0.392216183154025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880543122741617">
                <text:p>0.880543122741617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589383086400799">
                <text:p>0.589383086400799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880543122741617">
                <text:p>0.880543122741617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92961163544903">
                <text:p>0.92961163544903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572086801443084">
                <text:p>0.572086801443084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588576345143482">
                <text:p>0.588576345143482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411762688345016">
                <text:p>0.411762688345016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80543122741617">
                <text:p>0.880543122741617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552580389814244">
                <text:p>0.552580389814244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80543122741617">
                <text:p>0.880543122741617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491607396131621">
                <text:p>0.491607396131621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80543122741617">
                <text:p>0.880543122741617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957953913537514">
                <text:p>0.957953913537514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797208540910803">
                <text:p>0.797208540910803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107381112820752">
                <text:p>0.107381112820752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783034973396002">
                <text:p>0.783034973396002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393250999228887">
                <text:p>0.393250999228887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130413846173792">
                <text:p>0.130413846173792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190032766339208">
                <text:p>0.190032766339208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739825781015834">
                <text:p>0.739825781015834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80543122741617">
                <text:p>0.880543122741617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65404140923128">
                <text:p>0.65404140923128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80543122741617">
                <text:p>0.880543122741617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0983837889857326">
                <text:p>0.0983837889857326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80543122741617">
                <text:p>0.880543122741617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520380285712228">
                <text:p>0.520380285712228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80543122741617">
                <text:p>0.880543122741617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997296637199351">
                <text:p>0.0997296637199351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80543122741617">
                <text:p>0.880543122741617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151843402081902">
                <text:p>0.151843402081902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80543122741617">
                <text:p>0.880543122741617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076190262303755">
                <text:p>0.076190262303755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80543122741617">
                <text:p>0.880543122741617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315208085320124">
                <text:p>0.315208085320124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80543122741617">
                <text:p>0.880543122741617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159650921464895">
                <text:p>0.159650921464895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80543122741617">
                <text:p>0.880543122741617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137804061619526">
                <text:p>0.137804061619526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80543122741617">
                <text:p>0.880543122741617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322610682867798">
                <text:p>0.322610682867798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780117586524">
                <text:p>0.878011758652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539074517039479">
                <text:p>0.539074517039479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780117586524">
                <text:p>0.878011758652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570851627345496">
                <text:p>0.570851627345496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780117586524">
                <text:p>0.878011758652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512781758111082">
                <text:p>0.512781758111082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780117586524">
                <text:p>0.878011758652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684175130097455">
                <text:p>0.684175130097455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780117586524">
                <text:p>0.878011758652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653040205135361">
                <text:p>0.653040205135361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780117586524">
                <text:p>0.878011758652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524499759549865">
                <text:p>0.524499759549865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780117586524">
                <text:p>0.878011758652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654270134424146">
                <text:p>0.654270134424146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780117586524">
                <text:p>0.878011758652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716368374901671">
                <text:p>0.716368374901671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780117586524">
                <text:p>0.878011758652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63664421403818">
                <text:p>0.63664421403818</text:p>
              </table:table-cell>
              <table:table-cell office:value-type="float" office:value="0.0983837889857326">
                <text:p>0.0983837889857326</text:p>
              </table:table-cell>
              <table:table-cell office:value-type="float" office:value="0.8780117586524">
                <text:p>0.878011758652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0128259091063611">
                <text:p>0.0128259091063611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65335013001561">
                <text:p>0.865335013001561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0306821957871386">
                <text:p>0.0306821957871386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65335013001561">
                <text:p>0.865335013001561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098030874806305">
                <text:p>0.098030874806305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65335013001561">
                <text:p>0.865335013001561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369111709164345">
                <text:p>0.369111709164345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65335013001561">
                <text:p>0.865335013001561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826454125634742">
                <text:p>0.826454125634742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65335013001561">
                <text:p>0.865335013001561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34768170859157">
                <text:p>0.34768170859157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65335013001561">
                <text:p>0.865335013001561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344315017726361">
                <text:p>0.344315017726361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65335013001561">
                <text:p>0.865335013001561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252999823647844">
                <text:p>0.252999823647844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65335013001561">
                <text:p>0.865335013001561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21647114665497">
                <text:p>0.21647114665497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65335013001561">
                <text:p>0.865335013001561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555002135634794">
                <text:p>0.555002135634794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65335013001561">
                <text:p>0.865335013001561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402070845271831">
                <text:p>0.402070845271831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62491437447886">
                <text:p>0.862491437447886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506497063676418">
                <text:p>0.506497063676418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62491437447886">
                <text:p>0.862491437447886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168679668334336">
                <text:p>0.168679668334336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62491437447886">
                <text:p>0.862491437447886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331368260306984">
                <text:p>0.331368260306984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62491437447886">
                <text:p>0.862491437447886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827928096150559">
                <text:p>0.827928096150559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62491437447886">
                <text:p>0.862491437447886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700287873145815">
                <text:p>0.700287873145815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62491437447886">
                <text:p>0.862491437447886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0579262596643358">
                <text:p>0.0579262596643358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62491437447886">
                <text:p>0.862491437447886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999159490220333">
                <text:p>0.999159490220333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65335013001561">
                <text:p>0.865335013001561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411540363220476">
                <text:p>0.411540363220476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65335013001561">
                <text:p>0.865335013001561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111674636764805">
                <text:p>0.111674636764805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65335013001561">
                <text:p>0.865335013001561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780754084558493">
                <text:p>0.780754084558493</text:p>
              </table:table-cell>
              <table:table-cell office:value-type="float" office:value="0.0974546183991166">
                <text:p>0.0974546183991166</text:p>
              </table:table-cell>
              <table:table-cell office:value-type="float" office:value="0.862491437447886">
                <text:p>0.862491437447886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0921176244407422">
                <text:p>0.0921176244407422</text:p>
              </table:table-cell>
              <table:table-cell office:value-type="float" office:value="0.0969695189144846">
                <text:p>0.0969695189144846</text:p>
              </table:table-cell>
              <table:table-cell office:value-type="float" office:value="0.862491437447886">
                <text:p>0.862491437447886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0534946244944076">
                <text:p>0.0534946244944076</text:p>
              </table:table-cell>
              <table:table-cell office:value-type="float" office:value="0.0921176244407422">
                <text:p>0.0921176244407422</text:p>
              </table:table-cell>
              <table:table-cell office:value-type="float" office:value="0.862491437447886">
                <text:p>0.862491437447886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71469581589163">
                <text:p>0.71469581589163</text:p>
              </table:table-cell>
              <table:table-cell office:value-type="float" office:value="0.0921176244407422">
                <text:p>0.0921176244407422</text:p>
              </table:table-cell>
              <table:table-cell office:value-type="float" office:value="0.862491437447886">
                <text:p>0.862491437447886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25076227542918">
                <text:p>0.25076227542918</text:p>
              </table:table-cell>
              <table:table-cell office:value-type="float" office:value="0.0921176244407422">
                <text:p>0.0921176244407422</text:p>
              </table:table-cell>
              <table:table-cell office:value-type="float" office:value="0.862491437447886">
                <text:p>0.862491437447886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848632920903157">
                <text:p>0.848632920903157</text:p>
              </table:table-cell>
              <table:table-cell office:value-type="float" office:value="0.0921176244407422">
                <text:p>0.0921176244407422</text:p>
              </table:table-cell>
              <table:table-cell office:value-type="float" office:value="0.862491437447886">
                <text:p>0.862491437447886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973881874070673">
                <text:p>0.973881874070673</text:p>
              </table:table-cell>
              <table:table-cell office:value-type="float" office:value="0.0921176244407422">
                <text:p>0.0921176244407422</text:p>
              </table:table-cell>
              <table:table-cell office:value-type="float" office:value="0.865335013001561">
                <text:p>0.865335013001561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21256094905032">
                <text:p>0.21256094905032</text:p>
              </table:table-cell>
              <table:table-cell office:value-type="float" office:value="0.0921176244407422">
                <text:p>0.0921176244407422</text:p>
              </table:table-cell>
              <table:table-cell office:value-type="float" office:value="0.865335013001561">
                <text:p>0.865335013001561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0215337833256051">
                <text:p>0.0215337833256051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865335013001561">
                <text:p>0.865335013001561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945194760388826">
                <text:p>0.945194760388826</text:p>
              </table:table-cell>
              <table:table-cell office:value-type="float" office:value="0.0921176244407422">
                <text:p>0.0921176244407422</text:p>
              </table:table-cell>
              <table:table-cell office:value-type="float" office:value="0.8780117586524">
                <text:p>0.878011758652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0929701554999249">
                <text:p>0.0929701554999249</text:p>
              </table:table-cell>
              <table:table-cell office:value-type="float" office:value="0.0921176244407422">
                <text:p>0.0921176244407422</text:p>
              </table:table-cell>
              <table:table-cell office:value-type="float" office:value="0.865335013001561">
                <text:p>0.865335013001561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645833374523977">
                <text:p>0.645833374523977</text:p>
              </table:table-cell>
              <table:table-cell office:value-type="float" office:value="0.0921176244407422">
                <text:p>0.0921176244407422</text:p>
              </table:table-cell>
              <table:table-cell office:value-type="float" office:value="0.865335013001561">
                <text:p>0.865335013001561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311885542827054">
                <text:p>0.311885542827054</text:p>
              </table:table-cell>
              <table:table-cell office:value-type="float" office:value="0.0921176244407422">
                <text:p>0.0921176244407422</text:p>
              </table:table-cell>
              <table:table-cell office:value-type="float" office:value="0.865335013001561">
                <text:p>0.865335013001561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448464363940457">
                <text:p>0.448464363940457</text:p>
              </table:table-cell>
              <table:table-cell office:value-type="float" office:value="0.0921176244407422">
                <text:p>0.0921176244407422</text:p>
              </table:table-cell>
              <table:table-cell office:value-type="float" office:value="0.865335013001561">
                <text:p>0.865335013001561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487239248580369">
                <text:p>0.487239248580369</text:p>
              </table:table-cell>
              <table:table-cell office:value-type="float" office:value="0.0921176244407422">
                <text:p>0.0921176244407422</text:p>
              </table:table-cell>
              <table:table-cell office:value-type="float" office:value="0.865335013001561">
                <text:p>0.865335013001561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08247967651135">
                <text:p>0.08247967651135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865335013001561">
                <text:p>0.865335013001561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67182910623464">
                <text:p>0.67182910623464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865335013001561">
                <text:p>0.865335013001561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400188289423643">
                <text:p>0.400188289423643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865335013001561">
                <text:p>0.865335013001561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900275147264312">
                <text:p>0.900275147264312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8780117586524">
                <text:p>0.878011758652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949883206101253">
                <text:p>0.949883206101253</text:p>
              </table:table-cell>
              <table:table-cell office:value-type="float" office:value="0.0921176244407422">
                <text:p>0.0921176244407422</text:p>
              </table:table-cell>
              <table:table-cell office:value-type="float" office:value="0.880543122741617">
                <text:p>0.880543122741617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319331267607117">
                <text:p>0.319331267607117</text:p>
              </table:table-cell>
              <table:table-cell office:value-type="float" office:value="0.0921176244407422">
                <text:p>0.0921176244407422</text:p>
              </table:table-cell>
              <table:table-cell office:value-type="float" office:value="0.8780117586524">
                <text:p>0.878011758652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499385493752413">
                <text:p>0.499385493752413</text:p>
              </table:table-cell>
              <table:table-cell office:value-type="float" office:value="0.0921176244407422">
                <text:p>0.0921176244407422</text:p>
              </table:table-cell>
              <table:table-cell office:value-type="float" office:value="0.8780117586524">
                <text:p>0.878011758652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400432317141813">
                <text:p>0.400432317141813</text:p>
              </table:table-cell>
              <table:table-cell office:value-type="float" office:value="0.0921176244407422">
                <text:p>0.0921176244407422</text:p>
              </table:table-cell>
              <table:table-cell office:value-type="float" office:value="0.8780117586524">
                <text:p>0.878011758652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0198086703254519">
                <text:p>0.0198086703254519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8780117586524">
                <text:p>0.878011758652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645038866019448">
                <text:p>0.645038866019448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8780117586524">
                <text:p>0.878011758652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428688430069933">
                <text:p>0.428688430069933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8780117586524">
                <text:p>0.878011758652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33959675138731">
                <text:p>0.33959675138731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8780117586524">
                <text:p>0.878011758652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887447500850501">
                <text:p>0.887447500850501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880543122741617">
                <text:p>0.880543122741617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23632747430436">
                <text:p>0.23632747430436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880543122741617">
                <text:p>0.880543122741617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76500821493328">
                <text:p>0.76500821493328</text:p>
              </table:table-cell>
              <table:table-cell office:value-type="float" office:value="0.0921176244407422">
                <text:p>0.0921176244407422</text:p>
              </table:table-cell>
              <table:table-cell office:value-type="float" office:value="0.880543122741617">
                <text:p>0.880543122741617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0357546474360844">
                <text:p>0.0357546474360844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8780117586524">
                <text:p>0.878011758652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727577256041523">
                <text:p>0.727577256041523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8780117586524">
                <text:p>0.878011758652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625836626958125">
                <text:p>0.625836626958125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8780117586524">
                <text:p>0.878011758652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513087506087857">
                <text:p>0.513087506087857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8780117586524">
                <text:p>0.878011758652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0724483567923513">
                <text:p>0.0724483567923513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8780117586524">
                <text:p>0.878011758652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724229058459168">
                <text:p>0.724229058459168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8780117586524">
                <text:p>0.8780117586524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879844846305709">
                <text:p>0.879844846305709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879844846305709">
                <text:p>0.879844846305709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977763477357718">
                <text:p>0.977763477357718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880543122741617">
                <text:p>0.880543122741617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847500262264681">
                <text:p>0.847500262264681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880543122741617">
                <text:p>0.880543122741617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832197938149933">
                <text:p>0.832197938149933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880543122741617">
                <text:p>0.880543122741617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247844523186995">
                <text:p>0.247844523186995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879844846305709">
                <text:p>0.879844846305709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913399062936471">
                <text:p>0.913399062936471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880543122741617">
                <text:p>0.880543122741617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0750372101346534">
                <text:p>0.0750372101346534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880543122741617">
                <text:p>0.880543122741617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835103801154353">
                <text:p>0.835103801154353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880543122741617">
                <text:p>0.880543122741617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629331691645301">
                <text:p>0.629331691645301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880543122741617">
                <text:p>0.880543122741617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751740578896735">
                <text:p>0.751740578896735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880543122741617">
                <text:p>0.880543122741617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6320034337888">
                <text:p>0.6320034337888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880543122741617">
                <text:p>0.880543122741617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0969342132387317">
                <text:p>0.0969342132387317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880543122741617">
                <text:p>0.880543122741617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0148273694948765">
                <text:p>0.0148273694948765</text:p>
              </table:table-cell>
              <table:table-cell office:value-type="float" office:value="0.0855205075419112">
                <text:p>0.0855205075419112</text:p>
              </table:table-cell>
              <table:table-cell office:value-type="float" office:value="0.880543122741617">
                <text:p>0.880543122741617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583834741862531">
                <text:p>0.583834741862531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880543122741617">
                <text:p>0.880543122741617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0687561952021547">
                <text:p>0.0687561952021547</text:p>
              </table:table-cell>
              <table:table-cell office:value-type="float" office:value="0.0855205075419112">
                <text:p>0.0855205075419112</text:p>
              </table:table-cell>
              <table:table-cell office:value-type="float" office:value="0.879844846305709">
                <text:p>0.879844846305709</text:p>
              </table:table-cell>
              <table:table-cell office:value-type="float" office:value="0.978929355576688">
                <text:p>0.97892935557668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998273811008494">
                <text:p>0.998273811008494</text:p>
              </table:table-cell>
              <table:table-cell office:value-type="float" office:value="0.0855205075419112">
                <text:p>0.0855205075419112</text:p>
              </table:table-cell>
              <table:table-cell office:value-type="float" office:value="0.880543122741617">
                <text:p>0.880543122741617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649188416598424">
                <text:p>0.649188416598424</text:p>
              </table:table-cell>
              <table:table-cell office:value-type="float" office:value="0.0855205075419112">
                <text:p>0.0855205075419112</text:p>
              </table:table-cell>
              <table:table-cell office:value-type="float" office:value="0.880543122741617">
                <text:p>0.880543122741617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985465578633248">
                <text:p>0.985465578633248</text:p>
              </table:table-cell>
              <table:table-cell office:value-type="float" office:value="0.0855205075419112">
                <text:p>0.0855205075419112</text:p>
              </table:table-cell>
              <table:table-cell office:value-type="float" office:value="0.887447500850501">
                <text:p>0.887447500850501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834805760219212">
                <text:p>0.834805760219212</text:p>
              </table:table-cell>
              <table:table-cell office:value-type="float" office:value="0.0855205075419112">
                <text:p>0.0855205075419112</text:p>
              </table:table-cell>
              <table:table-cell office:value-type="float" office:value="0.887447500850501">
                <text:p>0.887447500850501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33205608571906">
                <text:p>0.33205608571906</text:p>
              </table:table-cell>
              <table:table-cell office:value-type="float" office:value="0.0855205075419112">
                <text:p>0.0855205075419112</text:p>
              </table:table-cell>
              <table:table-cell office:value-type="float" office:value="0.887447500850501">
                <text:p>0.887447500850501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661393180583343">
                <text:p>0.661393180583343</text:p>
              </table:table-cell>
              <table:table-cell office:value-type="float" office:value="0.0855205075419112">
                <text:p>0.0855205075419112</text:p>
              </table:table-cell>
              <table:table-cell office:value-type="float" office:value="0.887447500850501">
                <text:p>0.887447500850501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956020626596609">
                <text:p>0.956020626596609</text:p>
              </table:table-cell>
              <table:table-cell office:value-type="float" office:value="0.0855205075419112">
                <text:p>0.0855205075419112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310510276224821">
                <text:p>0.310510276224821</text:p>
              </table:table-cell>
              <table:table-cell office:value-type="float" office:value="0.0855205075419112">
                <text:p>0.0855205075419112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184390694002027">
                <text:p>0.184390694002027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967094341371773">
                <text:p>0.967094341371773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833241815528154">
                <text:p>0.833241815528154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309548450527328">
                <text:p>0.309548450527328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805871767537644">
                <text:p>0.805871767537644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417325842190382">
                <text:p>0.417325842190382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718530449352775">
                <text:p>0.718530449352775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406736775450391">
                <text:p>0.406736775450391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895803267744146">
                <text:p>0.895803267744146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895803267744146">
                <text:p>0.895803267744146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958176362602594">
                <text:p>0.958176362602594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896341745396216">
                <text:p>0.896341745396216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0187132211396564">
                <text:p>0.0187132211396564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896341745396216">
                <text:p>0.896341745396216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791672309082083">
                <text:p>0.791672309082083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895803267744146">
                <text:p>0.895803267744146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423553153885841">
                <text:p>0.423553153885841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895803267744146">
                <text:p>0.895803267744146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0151812772230734">
                <text:p>0.0151812772230734</text:p>
              </table:table-cell>
              <table:table-cell office:value-type="float" office:value="0.0855205075419112">
                <text:p>0.0855205075419112</text:p>
              </table:table-cell>
              <table:table-cell office:value-type="float" office:value="0.895803267744146">
                <text:p>0.895803267744146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432698240079064">
                <text:p>0.432698240079064</text:p>
              </table:table-cell>
              <table:table-cell office:value-type="float" office:value="0.0855205075419112">
                <text:p>0.0855205075419112</text:p>
              </table:table-cell>
              <table:table-cell office:value-type="float" office:value="0.895803267744146">
                <text:p>0.895803267744146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904776237065733">
                <text:p>0.904776237065733</text:p>
              </table:table-cell>
              <table:table-cell office:value-type="float" office:value="0.0855205075419112">
                <text:p>0.0855205075419112</text:p>
              </table:table-cell>
              <table:table-cell office:value-type="float" office:value="0.896341745396216">
                <text:p>0.896341745396216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855704414574886">
                <text:p>0.855704414574886</text:p>
              </table:table-cell>
              <table:table-cell office:value-type="float" office:value="0.0855205075419112">
                <text:p>0.0855205075419112</text:p>
              </table:table-cell>
              <table:table-cell office:value-type="float" office:value="0.896341745396216">
                <text:p>0.896341745396216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0429216421763342">
                <text:p>0.0429216421763342</text:p>
              </table:table-cell>
              <table:table-cell office:value-type="float" office:value="0.08247967651135">
                <text:p>0.08247967651135</text:p>
              </table:table-cell>
              <table:table-cell office:value-type="float" office:value="0.896341745396216">
                <text:p>0.896341745396216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659030533007754">
                <text:p>0.659030533007754</text:p>
              </table:table-cell>
              <table:table-cell office:value-type="float" office:value="0.08247967651135">
                <text:p>0.08247967651135</text:p>
              </table:table-cell>
              <table:table-cell office:value-type="float" office:value="0.896341745396216">
                <text:p>0.896341745396216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347859043130054">
                <text:p>0.347859043130054</text:p>
              </table:table-cell>
              <table:table-cell office:value-type="float" office:value="0.08247967651135">
                <text:p>0.08247967651135</text:p>
              </table:table-cell>
              <table:table-cell office:value-type="float" office:value="0.896341745396216">
                <text:p>0.896341745396216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503486790048691">
                <text:p>0.503486790048691</text:p>
              </table:table-cell>
              <table:table-cell office:value-type="float" office:value="0.0855205075419112">
                <text:p>0.0855205075419112</text:p>
              </table:table-cell>
              <table:table-cell office:value-type="float" office:value="0.896341745396216">
                <text:p>0.896341745396216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83994742117056">
                <text:p>0.83994742117056</text:p>
              </table:table-cell>
              <table:table-cell office:value-type="float" office:value="0.0855205075419112">
                <text:p>0.0855205075419112</text:p>
              </table:table-cell>
              <table:table-cell office:value-type="float" office:value="0.895803267744146">
                <text:p>0.895803267744146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0231095684105438">
                <text:p>0.0231095684105438</text:p>
              </table:table-cell>
              <table:table-cell office:value-type="float" office:value="0.08247967651135">
                <text:p>0.08247967651135</text:p>
              </table:table-cell>
              <table:table-cell office:value-type="float" office:value="0.895803267744146">
                <text:p>0.895803267744146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124363518599542">
                <text:p>0.124363518599542</text:p>
              </table:table-cell>
              <table:table-cell office:value-type="float" office:value="0.08247967651135">
                <text:p>0.08247967651135</text:p>
              </table:table-cell>
              <table:table-cell office:value-type="float" office:value="0.895803267744146">
                <text:p>0.895803267744146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261175619188218">
                <text:p>0.261175619188218</text:p>
              </table:table-cell>
              <table:table-cell office:value-type="float" office:value="0.08247967651135">
                <text:p>0.08247967651135</text:p>
              </table:table-cell>
              <table:table-cell office:value-type="float" office:value="0.895803267744146">
                <text:p>0.895803267744146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834947506493494">
                <text:p>0.834947506493494</text:p>
              </table:table-cell>
              <table:table-cell office:value-type="float" office:value="0.08247967651135">
                <text:p>0.08247967651135</text:p>
              </table:table-cell>
              <table:table-cell office:value-type="float" office:value="0.895803267744146">
                <text:p>0.895803267744146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314804795955975">
                <text:p>0.314804795955975</text:p>
              </table:table-cell>
              <table:table-cell office:value-type="float" office:value="0.08247967651135">
                <text:p>0.08247967651135</text:p>
              </table:table-cell>
              <table:table-cell office:value-type="float" office:value="0.895803267744146">
                <text:p>0.895803267744146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00768120647408809">
                <text:p>0.00768120647408809</text:p>
              </table:table-cell>
              <table:table-cell office:value-type="float" office:value="0.079453623373872">
                <text:p>0.079453623373872</text:p>
              </table:table-cell>
              <table:table-cell office:value-type="float" office:value="0.895803267744146">
                <text:p>0.895803267744146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899750125717527">
                <text:p>0.899750125717527</text:p>
              </table:table-cell>
              <table:table-cell office:value-type="float" office:value="0.079453623373872">
                <text:p>0.079453623373872</text:p>
              </table:table-cell>
              <table:table-cell office:value-type="float" office:value="0.896341745396216">
                <text:p>0.896341745396216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370267536450511">
                <text:p>0.370267536450511</text:p>
              </table:table-cell>
              <table:table-cell office:value-type="float" office:value="0.079453623373872">
                <text:p>0.079453623373872</text:p>
              </table:table-cell>
              <table:table-cell office:value-type="float" office:value="0.896341745396216">
                <text:p>0.896341745396216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100199409269415">
                <text:p>0.100199409269415</text:p>
              </table:table-cell>
              <table:table-cell office:value-type="float" office:value="0.08247967651135">
                <text:p>0.08247967651135</text:p>
              </table:table-cell>
              <table:table-cell office:value-type="float" office:value="0.896341745396216">
                <text:p>0.896341745396216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643204026570203">
                <text:p>0.643204026570203</text:p>
              </table:table-cell>
              <table:table-cell office:value-type="float" office:value="0.08247967651135">
                <text:p>0.08247967651135</text:p>
              </table:table-cell>
              <table:table-cell office:value-type="float" office:value="0.895803267744146">
                <text:p>0.895803267744146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769889089983083">
                <text:p>0.769889089983083</text:p>
              </table:table-cell>
              <table:table-cell office:value-type="float" office:value="0.08247967651135">
                <text:p>0.08247967651135</text:p>
              </table:table-cell>
              <table:table-cell office:value-type="float" office:value="0.895803267744146">
                <text:p>0.895803267744146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791125335661985">
                <text:p>0.791125335661985</text:p>
              </table:table-cell>
              <table:table-cell office:value-type="float" office:value="0.08247967651135">
                <text:p>0.08247967651135</text:p>
              </table:table-cell>
              <table:table-cell office:value-type="float" office:value="0.895803267744146">
                <text:p>0.895803267744146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262381907470728">
                <text:p>0.262381907470728</text:p>
              </table:table-cell>
              <table:table-cell office:value-type="float" office:value="0.08247967651135">
                <text:p>0.08247967651135</text:p>
              </table:table-cell>
              <table:table-cell office:value-type="float" office:value="0.895803267744146">
                <text:p>0.895803267744146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346863880379255">
                <text:p>0.346863880379255</text:p>
              </table:table-cell>
              <table:table-cell office:value-type="float" office:value="0.08247967651135">
                <text:p>0.08247967651135</text:p>
              </table:table-cell>
              <table:table-cell office:value-type="float" office:value="0.895803267744146">
                <text:p>0.895803267744146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214653715376941">
                <text:p>0.214653715376941</text:p>
              </table:table-cell>
              <table:table-cell office:value-type="float" office:value="0.08247967651135">
                <text:p>0.08247967651135</text:p>
              </table:table-cell>
              <table:table-cell office:value-type="float" office:value="0.895803267744146">
                <text:p>0.895803267744146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822092897176572">
                <text:p>0.822092897176572</text:p>
              </table:table-cell>
              <table:table-cell office:value-type="float" office:value="0.08247967651135">
                <text:p>0.08247967651135</text:p>
              </table:table-cell>
              <table:table-cell office:value-type="float" office:value="0.895803267744146">
                <text:p>0.895803267744146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351134299665213">
                <text:p>0.351134299665213</text:p>
              </table:table-cell>
              <table:table-cell office:value-type="float" office:value="0.08247967651135">
                <text:p>0.08247967651135</text:p>
              </table:table-cell>
              <table:table-cell office:value-type="float" office:value="0.895803267744146">
                <text:p>0.895803267744146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599194252505881">
                <text:p>0.599194252505881</text:p>
              </table:table-cell>
              <table:table-cell office:value-type="float" office:value="0.08247967651135">
                <text:p>0.08247967651135</text:p>
              </table:table-cell>
              <table:table-cell office:value-type="float" office:value="0.895803267744146">
                <text:p>0.895803267744146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578351256931112">
                <text:p>0.578351256931112</text:p>
              </table:table-cell>
              <table:table-cell office:value-type="float" office:value="0.0855205075419112">
                <text:p>0.0855205075419112</text:p>
              </table:table-cell>
              <table:table-cell office:value-type="float" office:value="0.895803267744146">
                <text:p>0.895803267744146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413580987976313">
                <text:p>0.413580987976313</text:p>
              </table:table-cell>
              <table:table-cell office:value-type="float" office:value="0.0855205075419112">
                <text:p>0.0855205075419112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119850508902863">
                <text:p>0.119850508902863</text:p>
              </table:table-cell>
              <table:table-cell office:value-type="float" office:value="0.0855205075419112">
                <text:p>0.0855205075419112</text:p>
              </table:table-cell>
              <table:table-cell office:value-type="float" office:value="0.894361729330454">
                <text:p>0.894361729330454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911613706791599">
                <text:p>0.911613706791599</text:p>
              </table:table-cell>
              <table:table-cell office:value-type="float" office:value="0.0855205075419112">
                <text:p>0.0855205075419112</text:p>
              </table:table-cell>
              <table:table-cell office:value-type="float" office:value="0.895803267744146">
                <text:p>0.895803267744146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0537855801057482">
                <text:p>0.0537855801057482</text:p>
              </table:table-cell>
              <table:table-cell office:value-type="float" office:value="0.08247967651135">
                <text:p>0.08247967651135</text:p>
              </table:table-cell>
              <table:table-cell office:value-type="float" office:value="0.895803267744146">
                <text:p>0.895803267744146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228917586760599">
                <text:p>0.228917586760599</text:p>
              </table:table-cell>
              <table:table-cell office:value-type="float" office:value="0.08247967651135">
                <text:p>0.08247967651135</text:p>
              </table:table-cell>
              <table:table-cell office:value-type="float" office:value="0.895803267744146">
                <text:p>0.895803267744146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324173963061388">
                <text:p>0.324173963061388</text:p>
              </table:table-cell>
              <table:table-cell office:value-type="float" office:value="0.08247967651135">
                <text:p>0.08247967651135</text:p>
              </table:table-cell>
              <table:table-cell office:value-type="float" office:value="0.895803267744146">
                <text:p>0.895803267744146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350765127647161">
                <text:p>0.350765127647161</text:p>
              </table:table-cell>
              <table:table-cell office:value-type="float" office:value="0.08247967651135">
                <text:p>0.08247967651135</text:p>
              </table:table-cell>
              <table:table-cell office:value-type="float" office:value="0.895803267744146">
                <text:p>0.895803267744146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349288747774263">
                <text:p>0.349288747774263</text:p>
              </table:table-cell>
              <table:table-cell office:value-type="float" office:value="0.08247967651135">
                <text:p>0.08247967651135</text:p>
              </table:table-cell>
              <table:table-cell office:value-type="float" office:value="0.895803267744146">
                <text:p>0.895803267744146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303802129854366">
                <text:p>0.303802129854366</text:p>
              </table:table-cell>
              <table:table-cell office:value-type="float" office:value="0.08247967651135">
                <text:p>0.08247967651135</text:p>
              </table:table-cell>
              <table:table-cell office:value-type="float" office:value="0.895803267744146">
                <text:p>0.895803267744146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968746159965812">
                <text:p>0.968746159965812</text:p>
              </table:table-cell>
              <table:table-cell office:value-type="float" office:value="0.0855205075419112">
                <text:p>0.0855205075419112</text:p>
              </table:table-cell>
              <table:table-cell office:value-type="float" office:value="0.896341745396216">
                <text:p>0.896341745396216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671526550460838">
                <text:p>0.671526550460838</text:p>
              </table:table-cell>
              <table:table-cell office:value-type="float" office:value="0.0855205075419112">
                <text:p>0.0855205075419112</text:p>
              </table:table-cell>
              <table:table-cell office:value-type="float" office:value="0.895803267744146">
                <text:p>0.895803267744146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207943128373156">
                <text:p>0.207943128373156</text:p>
              </table:table-cell>
              <table:table-cell office:value-type="float" office:value="0.0855205075419112">
                <text:p>0.0855205075419112</text:p>
              </table:table-cell>
              <table:table-cell office:value-type="float" office:value="0.895803267744146">
                <text:p>0.895803267744146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96313940120247">
                <text:p>0.96313940120247</text:p>
              </table:table-cell>
              <table:table-cell office:value-type="float" office:value="0.0855205075419112">
                <text:p>0.0855205075419112</text:p>
              </table:table-cell>
              <table:table-cell office:value-type="float" office:value="0.896341745396216">
                <text:p>0.896341745396216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302202375042134">
                <text:p>0.302202375042134</text:p>
              </table:table-cell>
              <table:table-cell office:value-type="float" office:value="0.0855205075419112">
                <text:p>0.0855205075419112</text:p>
              </table:table-cell>
              <table:table-cell office:value-type="float" office:value="0.896341745396216">
                <text:p>0.896341745396216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807941080954808">
                <text:p>0.807941080954808</text:p>
              </table:table-cell>
              <table:table-cell office:value-type="float" office:value="0.0855205075419112">
                <text:p>0.0855205075419112</text:p>
              </table:table-cell>
              <table:table-cell office:value-type="float" office:value="0.896341745396216">
                <text:p>0.896341745396216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134084162750242">
                <text:p>0.134084162750242</text:p>
              </table:table-cell>
              <table:table-cell office:value-type="float" office:value="0.0855205075419112">
                <text:p>0.0855205075419112</text:p>
              </table:table-cell>
              <table:table-cell office:value-type="float" office:value="0.896341745396216">
                <text:p>0.896341745396216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947760289194556">
                <text:p>0.947760289194556</text:p>
              </table:table-cell>
              <table:table-cell office:value-type="float" office:value="0.0855205075419112">
                <text:p>0.0855205075419112</text:p>
              </table:table-cell>
              <table:table-cell office:value-type="float" office:value="0.896991957561873">
                <text:p>0.896991957561873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640864821168254">
                <text:p>0.640864821168254</text:p>
              </table:table-cell>
              <table:table-cell office:value-type="float" office:value="0.0855205075419112">
                <text:p>0.0855205075419112</text:p>
              </table:table-cell>
              <table:table-cell office:value-type="float" office:value="0.896991957561873">
                <text:p>0.896991957561873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953258754250352">
                <text:p>0.953258754250352</text:p>
              </table:table-cell>
              <table:table-cell office:value-type="float" office:value="0.0855205075419112">
                <text:p>0.0855205075419112</text:p>
              </table:table-cell>
              <table:table-cell office:value-type="float" office:value="0.899750125717527">
                <text:p>0.899750125717527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809874225933952">
                <text:p>0.809874225933952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899750125717527">
                <text:p>0.899750125717527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181590846757564">
                <text:p>0.181590846757564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896991957561873">
                <text:p>0.896991957561873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942757371537373">
                <text:p>0.942757371537373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899750125717527">
                <text:p>0.899750125717527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831241035543768">
                <text:p>0.831241035543768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899750125717527">
                <text:p>0.899750125717527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49468043578206">
                <text:p>0.49468043578206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899750125717527">
                <text:p>0.899750125717527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85531034647694">
                <text:p>0.85531034647694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899750125717527">
                <text:p>0.899750125717527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710743911819098">
                <text:p>0.710743911819098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899750125717527">
                <text:p>0.899750125717527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273494756291598">
                <text:p>0.273494756291598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899750125717527">
                <text:p>0.899750125717527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407632871891982">
                <text:p>0.407632871891982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899750125717527">
                <text:p>0.899750125717527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909761282519118">
                <text:p>0.909761282519118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900275147264312">
                <text:p>0.900275147264312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944397138700304">
                <text:p>0.944397138700304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904776237065733">
                <text:p>0.904776237065733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498632451855602">
                <text:p>0.498632451855602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900275147264312">
                <text:p>0.900275147264312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288638310127309">
                <text:p>0.288638310127309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900275147264312">
                <text:p>0.900275147264312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975895256499638">
                <text:p>0.975895256499638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904776237065733">
                <text:p>0.904776237065733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452584476278081">
                <text:p>0.452584476278081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904776237065733">
                <text:p>0.904776237065733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0449906986779571">
                <text:p>0.0449906986779571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904776237065733">
                <text:p>0.904776237065733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315361981518208">
                <text:p>0.315361981518208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904776237065733">
                <text:p>0.904776237065733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951906148120372">
                <text:p>0.951906148120372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909761282519118">
                <text:p>0.909761282519118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751563082474236">
                <text:p>0.751563082474236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909761282519118">
                <text:p>0.909761282519118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535790998989614">
                <text:p>0.535790998989614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909761282519118">
                <text:p>0.909761282519118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669714588835107">
                <text:p>0.669714588835107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909761282519118">
                <text:p>0.909761282519118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865174997483286">
                <text:p>0.865174997483286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904776237065733">
                <text:p>0.904776237065733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458884453903889">
                <text:p>0.458884453903889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904776237065733">
                <text:p>0.904776237065733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57855090249582">
                <text:p>0.57855090249582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904776237065733">
                <text:p>0.904776237065733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481529821849661">
                <text:p>0.481529821849661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904776237065733">
                <text:p>0.904776237065733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550615761983183">
                <text:p>0.550615761983183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904776237065733">
                <text:p>0.904776237065733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950623243808154">
                <text:p>0.950623243808154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909761282519118">
                <text:p>0.909761282519118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509865420472955">
                <text:p>0.509865420472955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909761282519118">
                <text:p>0.909761282519118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74251472966183">
                <text:p>0.74251472966183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909761282519118">
                <text:p>0.909761282519118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490794014414355">
                <text:p>0.490794014414355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909761282519118">
                <text:p>0.909761282519118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0661514148706894">
                <text:p>0.0661514148706894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909761282519118">
                <text:p>0.909761282519118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262490662649899">
                <text:p>0.262490662649899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904776237065733">
                <text:p>0.904776237065733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925467944078">
                <text:p>0.925467944078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909761282519118">
                <text:p>0.909761282519118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371486651658222">
                <text:p>0.371486651658222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909761282519118">
                <text:p>0.909761282519118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409419400031073">
                <text:p>0.409419400031073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909761282519118">
                <text:p>0.909761282519118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415751969733996">
                <text:p>0.415751969733996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909761282519118">
                <text:p>0.909761282519118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0972615997365394">
                <text:p>0.0972615997365394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909761282519118">
                <text:p>0.909761282519118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901627624479694">
                <text:p>0.901627624479694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909761282519118">
                <text:p>0.909761282519118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00444465979813289">
                <text:p>0.00444465979813289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909761282519118">
                <text:p>0.909761282519118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273924543351027">
                <text:p>0.273924543351027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909761282519118">
                <text:p>0.909761282519118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1093066611168">
                <text:p>0.1093066611168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909761282519118">
                <text:p>0.909761282519118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855448412892954">
                <text:p>0.855448412892954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904776237065733">
                <text:p>0.904776237065733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257055356639025">
                <text:p>0.257055356639025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904776237065733">
                <text:p>0.904776237065733</text:p>
              </table:table-cell>
              <table:table-cell office:value-type="float" office:value="0.985465578633248">
                <text:p>0.98546557863324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989132092032022">
                <text:p>0.989132092032022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909761282519118">
                <text:p>0.909761282519118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926411422368127">
                <text:p>0.926411422368127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911613706791599">
                <text:p>0.911613706791599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170946032088393">
                <text:p>0.170946032088393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911613706791599">
                <text:p>0.911613706791599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303887124893252">
                <text:p>0.303887124893252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911613706791599">
                <text:p>0.911613706791599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533451449781155">
                <text:p>0.533451449781155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911613706791599">
                <text:p>0.911613706791599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17648961347647">
                <text:p>0.17648961347647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911613706791599">
                <text:p>0.911613706791599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813590774776528">
                <text:p>0.813590774776528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911613706791599">
                <text:p>0.911613706791599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705137123801259">
                <text:p>0.705137123801259</text:p>
              </table:table-cell>
              <table:table-cell office:value-type="float" office:value="0.0921176244407422">
                <text:p>0.0921176244407422</text:p>
              </table:table-cell>
              <table:table-cell office:value-type="float" office:value="0.911613706791599">
                <text:p>0.911613706791599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257207557421399">
                <text:p>0.257207557421399</text:p>
              </table:table-cell>
              <table:table-cell office:value-type="float" office:value="0.0921176244407422">
                <text:p>0.0921176244407422</text:p>
              </table:table-cell>
              <table:table-cell office:value-type="float" office:value="0.909761282519118">
                <text:p>0.909761282519118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250368920464985">
                <text:p>0.250368920464985</text:p>
              </table:table-cell>
              <table:table-cell office:value-type="float" office:value="0.0921176244407422">
                <text:p>0.0921176244407422</text:p>
              </table:table-cell>
              <table:table-cell office:value-type="float" office:value="0.909761282519118">
                <text:p>0.909761282519118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335094366899279">
                <text:p>0.335094366899279</text:p>
              </table:table-cell>
              <table:table-cell office:value-type="float" office:value="0.0921176244407422">
                <text:p>0.0921176244407422</text:p>
              </table:table-cell>
              <table:table-cell office:value-type="float" office:value="0.909761282519118">
                <text:p>0.909761282519118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751240631625261">
                <text:p>0.751240631625261</text:p>
              </table:table-cell>
              <table:table-cell office:value-type="float" office:value="0.0921176244407422">
                <text:p>0.0921176244407422</text:p>
              </table:table-cell>
              <table:table-cell office:value-type="float" office:value="0.909761282519118">
                <text:p>0.909761282519118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00487978260778608">
                <text:p>0.00487978260778608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909761282519118">
                <text:p>0.909761282519118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84099320643626">
                <text:p>0.84099320643626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909761282519118">
                <text:p>0.909761282519118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229573588696657">
                <text:p>0.229573588696657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909761282519118">
                <text:p>0.909761282519118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0132855477275822">
                <text:p>0.0132855477275822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909761282519118">
                <text:p>0.909761282519118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949937407168794">
                <text:p>0.949937407168794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911613706791599">
                <text:p>0.911613706791599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899371464657014">
                <text:p>0.899371464657014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911613706791599">
                <text:p>0.911613706791599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962624201143886">
                <text:p>0.962624201143886</text:p>
              </table:table-cell>
              <table:table-cell office:value-type="float" office:value="0.0908372753538871">
                <text:p>0.0908372753538871</text:p>
              </table:table-cell>
              <table:table-cell office:value-type="float" office:value="0.911613706791599">
                <text:p>0.911613706791599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043000361954927">
                <text:p>0.043000361954927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911613706791599">
                <text:p>0.911613706791599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712662612164673">
                <text:p>0.712662612164673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911613706791599">
                <text:p>0.911613706791599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0510940982582122">
                <text:p>0.0510940982582122</text:p>
              </table:table-cell>
              <table:table-cell office:value-type="float" office:value="0.0855205075419112">
                <text:p>0.0855205075419112</text:p>
              </table:table-cell>
              <table:table-cell office:value-type="float" office:value="0.911613706791599">
                <text:p>0.911613706791599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407532104858577">
                <text:p>0.407532104858577</text:p>
              </table:table-cell>
              <table:table-cell office:value-type="float" office:value="0.0855205075419112">
                <text:p>0.0855205075419112</text:p>
              </table:table-cell>
              <table:table-cell office:value-type="float" office:value="0.911613706791599">
                <text:p>0.911613706791599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475697373996154">
                <text:p>0.475697373996154</text:p>
              </table:table-cell>
              <table:table-cell office:value-type="float" office:value="0.0855205075419112">
                <text:p>0.0855205075419112</text:p>
              </table:table-cell>
              <table:table-cell office:value-type="float" office:value="0.911613706791599">
                <text:p>0.911613706791599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34746838606941">
                <text:p>0.34746838606941</text:p>
              </table:table-cell>
              <table:table-cell office:value-type="float" office:value="0.0855205075419112">
                <text:p>0.0855205075419112</text:p>
              </table:table-cell>
              <table:table-cell office:value-type="float" office:value="0.911613706791599">
                <text:p>0.911613706791599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0407199387110964">
                <text:p>0.0407199387110964</text:p>
              </table:table-cell>
              <table:table-cell office:value-type="float" office:value="0.08247967651135">
                <text:p>0.08247967651135</text:p>
              </table:table-cell>
              <table:table-cell office:value-type="float" office:value="0.911613706791599">
                <text:p>0.911613706791599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597566205144408">
                <text:p>0.597566205144408</text:p>
              </table:table-cell>
              <table:table-cell office:value-type="float" office:value="0.08247967651135">
                <text:p>0.08247967651135</text:p>
              </table:table-cell>
              <table:table-cell office:value-type="float" office:value="0.911613706791599">
                <text:p>0.911613706791599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260124673603097">
                <text:p>0.260124673603097</text:p>
              </table:table-cell>
              <table:table-cell office:value-type="float" office:value="0.0855205075419112">
                <text:p>0.0855205075419112</text:p>
              </table:table-cell>
              <table:table-cell office:value-type="float" office:value="0.911613706791599">
                <text:p>0.911613706791599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832855855577387">
                <text:p>0.832855855577387</text:p>
              </table:table-cell>
              <table:table-cell office:value-type="float" office:value="0.0855205075419112">
                <text:p>0.0855205075419112</text:p>
              </table:table-cell>
              <table:table-cell office:value-type="float" office:value="0.909761282519118">
                <text:p>0.909761282519118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960497505298218">
                <text:p>0.960497505298218</text:p>
              </table:table-cell>
              <table:table-cell office:value-type="float" office:value="0.0855205075419112">
                <text:p>0.0855205075419112</text:p>
              </table:table-cell>
              <table:table-cell office:value-type="float" office:value="0.911613706791599">
                <text:p>0.911613706791599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936707568906538">
                <text:p>0.936707568906538</text:p>
              </table:table-cell>
              <table:table-cell office:value-type="float" office:value="0.0855205075419112">
                <text:p>0.0855205075419112</text:p>
              </table:table-cell>
              <table:table-cell office:value-type="float" office:value="0.913399062936471">
                <text:p>0.913399062936471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22932023844734">
                <text:p>0.22932023844734</text:p>
              </table:table-cell>
              <table:table-cell office:value-type="float" office:value="0.0855205075419112">
                <text:p>0.0855205075419112</text:p>
              </table:table-cell>
              <table:table-cell office:value-type="float" office:value="0.913399062936471">
                <text:p>0.913399062936471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72031310018915">
                <text:p>0.72031310018915</text:p>
              </table:table-cell>
              <table:table-cell office:value-type="float" office:value="0.0855205075419112">
                <text:p>0.0855205075419112</text:p>
              </table:table-cell>
              <table:table-cell office:value-type="float" office:value="0.913399062936471">
                <text:p>0.913399062936471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756482324268764">
                <text:p>0.756482324268764</text:p>
              </table:table-cell>
              <table:table-cell office:value-type="float" office:value="0.0855205075419112">
                <text:p>0.0855205075419112</text:p>
              </table:table-cell>
              <table:table-cell office:value-type="float" office:value="0.913399062936471">
                <text:p>0.913399062936471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450153925075948">
                <text:p>0.450153925075948</text:p>
              </table:table-cell>
              <table:table-cell office:value-type="float" office:value="0.0855205075419112">
                <text:p>0.0855205075419112</text:p>
              </table:table-cell>
              <table:table-cell office:value-type="float" office:value="0.913399062936471">
                <text:p>0.913399062936471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338977388395436">
                <text:p>0.338977388395436</text:p>
              </table:table-cell>
              <table:table-cell office:value-type="float" office:value="0.0855205075419112">
                <text:p>0.0855205075419112</text:p>
              </table:table-cell>
              <table:table-cell office:value-type="float" office:value="0.913399062936471">
                <text:p>0.913399062936471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472492052251115">
                <text:p>0.472492052251115</text:p>
              </table:table-cell>
              <table:table-cell office:value-type="float" office:value="0.0855205075419112">
                <text:p>0.0855205075419112</text:p>
              </table:table-cell>
              <table:table-cell office:value-type="float" office:value="0.913399062936471">
                <text:p>0.913399062936471</text:p>
              </table:table-cell>
              <table:table-cell office:value-type="float" office:value="0.985964729340247">
                <text:p>0.98596472934024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98599436000817">
                <text:p>0.98599436000817</text:p>
              </table:table-cell>
              <table:table-cell office:value-type="float" office:value="0.0898360892603668">
                <text:p>0.0898360892603668</text:p>
              </table:table-cell>
              <table:table-cell office:value-type="float" office:value="0.915821314612957">
                <text:p>0.915821314612957</text:p>
              </table:table-cell>
              <table:table-cell office:value-type="float" office:value="0.98599436000817">
                <text:p>0.985994360008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